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59cm" table:align="margins"/>
    </style:style>
    <style:style style:name="Tabla1.A" style:family="table-column">
      <style:table-column-properties style:column-width="2.932cm" style:rel-column-width="10922*"/>
    </style:style>
    <style:style style:name="Tabla1.F" style:family="table-column">
      <style:table-column-properties style:column-width="2.932cm" style:rel-column-width="10925*"/>
    </style:style>
    <style:style style:name="Tabla1.A1" style:family="table-cell">
      <style:table-cell-properties style:writing-mode="page"/>
    </style:style>
    <style:style style:name="Tabla2" style:family="table">
      <style:table-properties style:width="10.091cm" fo:margin-left="3.5cm" table:align="left"/>
    </style:style>
    <style:style style:name="Tabla2.A" style:family="table-column">
      <style:table-column-properties style:column-width="2.362cm"/>
    </style:style>
    <style:style style:name="Tabla2.B" style:family="table-column">
      <style:table-column-properties style:column-width="3.043cm"/>
    </style:style>
    <style:style style:name="Tabla2.C" style:family="table-column">
      <style:table-column-properties style:column-width="4.687cm"/>
    </style:style>
    <style:style style:name="Tabla2.1" style:family="table-row">
      <style:table-row-properties style:min-row-height="0.601cm"/>
    </style:style>
    <style:style style:name="Tabla2.A1" style:family="table-cell">
      <style:table-cell-properties style:writing-mode="page"/>
    </style:style>
    <style:style style:name="Tabla2.4" style:family="table-row">
      <style:table-row-properties style:min-row-height="0.536cm"/>
    </style:style>
    <style:style style:name="Tabla3" style:family="table">
      <style:table-properties style:width="10.095cm" fo:margin-left="3.503cm" table:align="left"/>
    </style:style>
    <style:style style:name="Tabla3.A" style:family="table-column">
      <style:table-column-properties style:column-width="2.355cm"/>
    </style:style>
    <style:style style:name="Tabla3.B" style:family="table-column">
      <style:table-column-properties style:column-width="3.043cm"/>
    </style:style>
    <style:style style:name="Tabla3.C" style:family="table-column">
      <style:table-column-properties style:column-width="4.697cm"/>
    </style:style>
    <style:style style:name="Tabla3.1" style:family="table-row">
      <style:table-row-properties style:min-row-height="0.397cm"/>
    </style:style>
    <style:style style:name="Tabla3.A1" style:family="table-cell">
      <style:table-cell-properties style:writing-mode="page"/>
    </style:style>
    <style:style style:name="Tabla4" style:family="table">
      <style:table-properties style:width="3.487cm" fo:margin-left="6.828cm" table:align="left"/>
    </style:style>
    <style:style style:name="Tabla4.A" style:family="table-column">
      <style:table-column-properties style:column-width="1.972cm"/>
    </style:style>
    <style:style style:name="Tabla4.B" style:family="table-column">
      <style:table-column-properties style:column-width="1.515cm"/>
    </style:style>
    <style:style style:name="Tabla4.A1" style:family="table-cell">
      <style:table-cell-properties style:writing-mode="page"/>
    </style:style>
    <style:style style:name="Tabla4.3" style:family="table-row">
      <style:table-row-properties style:min-row-height="0.422cm"/>
    </style:style>
    <style:style style:name="Tabla5" style:family="table">
      <style:table-properties style:width="10.091cm" fo:margin-left="3.5cm" table:align="left"/>
    </style:style>
    <style:style style:name="Tabla5.A" style:family="table-column">
      <style:table-column-properties style:column-width="2.362cm"/>
    </style:style>
    <style:style style:name="Tabla5.B" style:family="table-column">
      <style:table-column-properties style:column-width="3.043cm"/>
    </style:style>
    <style:style style:name="Tabla5.C" style:family="table-column">
      <style:table-column-properties style:column-width="4.687cm"/>
    </style:style>
    <style:style style:name="Tabla5.1" style:family="table-row">
      <style:table-row-properties style:min-row-height="0.697cm"/>
    </style:style>
    <style:style style:name="Tabla5.A1" style:family="table-cell">
      <style:table-cell-properties style:writing-mode="page"/>
    </style:style>
    <style:style style:name="Tabla6" style:family="table">
      <style:table-properties style:width="10.091cm" fo:margin-left="3.5cm" table:align="left"/>
    </style:style>
    <style:style style:name="Tabla6.A" style:family="table-column">
      <style:table-column-properties style:column-width="2.362cm"/>
    </style:style>
    <style:style style:name="Tabla6.B" style:family="table-column">
      <style:table-column-properties style:column-width="3.043cm"/>
    </style:style>
    <style:style style:name="Tabla6.C" style:family="table-column">
      <style:table-column-properties style:column-width="4.687cm"/>
    </style:style>
    <style:style style:name="Tabla6.A1" style:family="table-cell">
      <style:table-cell-properties style:writing-mode="page"/>
    </style:style>
    <style:style style:name="Tabla7" style:family="table">
      <style:table-properties style:width="10.091cm" fo:margin-left="3.5cm" table:align="left"/>
    </style:style>
    <style:style style:name="Tabla7.A" style:family="table-column">
      <style:table-column-properties style:column-width="2.362cm"/>
    </style:style>
    <style:style style:name="Tabla7.B" style:family="table-column">
      <style:table-column-properties style:column-width="3.043cm"/>
    </style:style>
    <style:style style:name="Tabla7.C" style:family="table-column">
      <style:table-column-properties style:column-width="4.687cm"/>
    </style:style>
    <style:style style:name="Tabla7.A1" style:family="table-cell">
      <style:table-cell-properties style:writing-mode="page"/>
    </style:style>
    <style:style style:name="P1" style:family="paragraph" style:parent-style-name="Standard">
      <style:paragraph-properties fo:text-align="center" style:justify-single-word="false"/>
      <style:text-properties officeooo:rsid="00015baf" officeooo:paragraph-rsid="00015baf"/>
    </style:style>
    <style:style style:name="P2" style:family="paragraph" style:parent-style-name="Standard">
      <style:paragraph-properties fo:text-align="justify" style:justify-single-word="false"/>
      <style:text-properties officeooo:rsid="00015baf" officeooo:paragraph-rsid="00015baf"/>
    </style:style>
    <style:style style:name="P3" style:family="paragraph" style:parent-style-name="Standard">
      <style:paragraph-properties fo:text-align="justify" style:justify-single-word="false"/>
      <style:text-properties fo:font-weight="bold" officeooo:rsid="00015baf" officeooo:paragraph-rsid="00015baf" style:font-weight-asian="bold" style:font-weight-complex="bold"/>
    </style:style>
    <style:style style:name="P4" style:family="paragraph" style:parent-style-name="Standard">
      <style:paragraph-properties fo:text-align="justify" style:justify-single-word="false"/>
      <style:text-properties fo:font-weight="bold" officeooo:rsid="0002232c" officeooo:paragraph-rsid="0002232c" style:font-weight-asian="bold" style:font-weight-complex="bold"/>
    </style:style>
    <style:style style:name="P5" style:family="paragraph" style:parent-style-name="Standard">
      <style:paragraph-properties fo:text-align="justify" style:justify-single-word="false"/>
      <style:text-properties fo:font-weight="bold" officeooo:rsid="0002d7f1" officeooo:paragraph-rsid="0002d7f1" style:font-weight-asian="bold" style:font-weight-complex="bold"/>
    </style:style>
    <style:style style:name="P6" style:family="paragraph" style:parent-style-name="Standard">
      <style:paragraph-properties fo:text-align="justify" style:justify-single-word="false"/>
      <style:text-properties fo:font-weight="bold" officeooo:rsid="000874b6" officeooo:paragraph-rsid="000874b6" style:font-weight-asian="bold" style:font-weight-complex="bold"/>
    </style:style>
    <style:style style:name="P7" style:family="paragraph" style:parent-style-name="Standard">
      <style:paragraph-properties fo:text-align="justify" style:justify-single-word="false"/>
      <style:text-properties fo:font-weight="normal" officeooo:rsid="0002d7f1" officeooo:paragraph-rsid="0002d7f1" style:font-weight-asian="normal" style:font-weight-complex="normal"/>
    </style:style>
    <style:style style:name="P8" style:family="paragraph" style:parent-style-name="Standard">
      <style:paragraph-properties fo:text-align="justify" style:justify-single-word="false"/>
      <style:text-properties fo:font-weight="normal" officeooo:rsid="0002d7f1" officeooo:paragraph-rsid="0002232c" style:font-weight-asian="normal" style:font-weight-complex="normal"/>
    </style:style>
    <style:style style:name="P9" style:family="paragraph" style:parent-style-name="Standard">
      <style:paragraph-properties fo:text-align="justify" style:justify-single-word="false"/>
      <style:text-properties fo:font-weight="normal" officeooo:rsid="000489d7" officeooo:paragraph-rsid="000489d7" style:font-weight-asian="normal" style:font-weight-complex="normal"/>
    </style:style>
    <style:style style:name="P10" style:family="paragraph" style:parent-style-name="Standard">
      <style:paragraph-properties fo:text-align="justify" style:justify-single-word="false"/>
      <style:text-properties fo:font-weight="normal" officeooo:rsid="00075f36" officeooo:paragraph-rsid="0008726e" style:font-weight-asian="normal" style:font-weight-complex="normal"/>
    </style:style>
    <style:style style:name="P11" style:family="paragraph" style:parent-style-name="Standard">
      <style:paragraph-properties fo:text-align="justify" style:justify-single-word="false"/>
      <style:text-properties fo:font-weight="normal" officeooo:rsid="0002232c" officeooo:paragraph-rsid="00015baf" style:font-weight-asian="normal" style:font-weight-complex="normal"/>
    </style:style>
    <style:style style:name="P12" style:family="paragraph" style:parent-style-name="Standard">
      <style:paragraph-properties fo:text-align="justify" style:justify-single-word="false"/>
      <style:text-properties fo:font-weight="normal" officeooo:rsid="0002232c" officeooo:paragraph-rsid="0002232c" style:font-weight-asian="normal" style:font-weight-complex="normal"/>
    </style:style>
    <style:style style:name="P13" style:family="paragraph" style:parent-style-name="Standard">
      <style:paragraph-properties fo:text-align="center" style:justify-single-word="false"/>
      <style:text-properties fo:font-weight="normal" officeooo:rsid="0002232c" officeooo:paragraph-rsid="0002232c" style:font-weight-asian="normal" style:font-weight-complex="normal"/>
    </style:style>
    <style:style style:name="P14" style:family="paragraph" style:parent-style-name="Standard">
      <style:paragraph-properties fo:text-align="justify" style:justify-single-word="false"/>
      <style:text-properties fo:font-weight="normal" officeooo:rsid="000874b6" officeooo:paragraph-rsid="000874b6" style:font-weight-asian="normal" style:font-weight-complex="normal"/>
    </style:style>
    <style:style style:name="P15" style:family="paragraph" style:parent-style-name="Standard">
      <style:paragraph-properties fo:text-align="justify" style:justify-single-word="false"/>
      <style:text-properties fo:font-weight="normal" officeooo:rsid="000a5cfd" officeooo:paragraph-rsid="000a5cfd" style:font-weight-asian="normal" style:font-weight-complex="normal"/>
    </style:style>
    <style:style style:name="P16" style:family="paragraph" style:parent-style-name="Standard">
      <style:paragraph-properties fo:text-align="justify" style:justify-single-word="false"/>
      <style:text-properties fo:font-weight="normal" officeooo:rsid="000adf0e" officeooo:paragraph-rsid="000adf0e" style:font-weight-asian="normal" style:font-weight-complex="normal"/>
    </style:style>
    <style:style style:name="P17" style:family="paragraph" style:parent-style-name="Standard">
      <style:paragraph-properties fo:text-align="justify" style:justify-single-word="false"/>
      <style:text-properties fo:font-weight="normal" officeooo:rsid="000cfb46" officeooo:paragraph-rsid="000cfb46" style:font-weight-asian="normal" style:font-weight-complex="normal"/>
    </style:style>
    <style:style style:name="P18" style:family="paragraph" style:parent-style-name="Standard">
      <style:paragraph-properties fo:text-align="justify" style:justify-single-word="false"/>
      <style:text-properties fo:font-weight="normal" officeooo:rsid="000eb5ba" officeooo:paragraph-rsid="000eb5ba" style:font-weight-asian="normal" style:font-weight-complex="normal"/>
    </style:style>
    <style:style style:name="P19" style:family="paragraph" style:parent-style-name="Table_20_Contents">
      <style:paragraph-properties fo:text-align="justify" style:justify-single-word="false"/>
      <style:text-properties officeooo:rsid="000cfb46" officeooo:paragraph-rsid="000cfb46"/>
    </style:style>
    <style:style style:name="P20" style:family="paragraph" style:parent-style-name="Table_20_Contents">
      <style:paragraph-properties fo:text-align="justify" style:justify-single-word="false"/>
      <style:text-properties officeooo:rsid="000cfb46" officeooo:paragraph-rsid="000cfb4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justify"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Frame_20_contents">
      <style:text-properties officeooo:paragraph-rsid="000c855d"/>
    </style:style>
    <style:style style:name="P23" style:family="paragraph" style:parent-style-name="Standard" style:list-style-name="L1">
      <style:paragraph-properties fo:text-align="justify" style:justify-single-word="false"/>
      <style:text-properties officeooo:paragraph-rsid="000fb405"/>
    </style:style>
    <style:style style:name="P24" style:family="paragraph" style:parent-style-name="Standard">
      <style:paragraph-properties fo:text-align="justify" style:justify-single-word="false"/>
      <style:text-properties officeooo:paragraph-rsid="000adf0e"/>
    </style:style>
    <style:style style:name="P25" style:family="paragraph" style:parent-style-name="Standard">
      <style:paragraph-properties fo:text-align="justify" style:justify-single-word="false"/>
      <style:text-properties officeooo:paragraph-rsid="0019fd43"/>
    </style:style>
    <style:style style:name="P26" style:family="paragraph" style:parent-style-name="Standard">
      <style:paragraph-properties fo:text-align="justify" style:justify-single-word="false"/>
    </style:style>
    <style:style style:name="P27" style:family="paragraph" style:parent-style-name="Standard" style:list-style-name="L5">
      <style:paragraph-properties fo:text-align="justify" style:justify-single-word="false"/>
      <style:text-properties officeooo:paragraph-rsid="0019fd43"/>
    </style:style>
    <style:style style:name="P28" style:family="paragraph" style:parent-style-name="Standard" style:list-style-name="L6">
      <style:paragraph-properties fo:text-align="justify" style:justify-single-word="false"/>
    </style:style>
    <style:style style:name="P29" style:family="paragraph" style:parent-style-name="Standard" style:list-style-name="L7">
      <style:paragraph-properties fo:margin-top="0cm" fo:margin-bottom="0cm" style:contextual-spacing="false" fo:text-align="justify" style:justify-single-word="false"/>
    </style:style>
    <style:style style:name="P30" style:family="paragraph" style:parent-style-name="Standard" style:list-style-name="L8">
      <style:paragraph-properties fo:text-align="justify" style:justify-single-word="false"/>
      <style:text-properties officeooo:paragraph-rsid="0019fd43"/>
    </style:style>
    <style:style style:name="P31" style:family="paragraph" style:parent-style-name="Standard" style:list-style-name="L9">
      <style:paragraph-properties fo:text-align="justify" style:justify-single-word="false"/>
      <style:text-properties officeooo:paragraph-rsid="0019fd43"/>
    </style:style>
    <style:style style:name="P32" style:family="paragraph" style:parent-style-name="Standard">
      <style:paragraph-properties fo:text-align="justify" style:justify-single-word="false"/>
      <style:text-properties officeooo:paragraph-rsid="00166042"/>
    </style:style>
    <style:style style:name="P33" style:family="paragraph" style:parent-style-name="Standard">
      <style:paragraph-properties fo:text-align="justify" style:justify-single-word="false"/>
      <style:text-properties officeooo:paragraph-rsid="001f2c84"/>
    </style:style>
    <style:style style:name="P34" style:family="paragraph" style:parent-style-name="Standard" style:list-style-name="L13">
      <style:paragraph-properties fo:text-align="justify" style:justify-single-word="false"/>
    </style:style>
    <style:style style:name="P35" style:family="paragraph" style:parent-style-name="Standard" style:list-style-name="L1">
      <style:paragraph-properties fo:text-align="justify" style:justify-single-word="false"/>
      <style:text-properties style:text-underline-style="none" fo:font-weight="normal" officeooo:rsid="0021dc50" officeooo:paragraph-rsid="0011145b" style:font-weight-asian="normal" style:font-weight-complex="normal"/>
    </style:style>
    <style:style style:name="P36" style:family="paragraph" style:parent-style-name="Standard">
      <style:paragraph-properties fo:text-align="justify" style:justify-single-word="false"/>
      <style:text-properties fo:font-weight="normal" officeooo:rsid="00112dc2" officeooo:paragraph-rsid="00147301" style:font-weight-asian="normal" style:font-weight-complex="normal"/>
    </style:style>
    <style:style style:name="P37" style:family="paragraph" style:parent-style-name="Standard">
      <style:paragraph-properties fo:text-align="justify" style:justify-single-word="false"/>
      <style:text-properties fo:font-weight="normal" officeooo:rsid="00075f36" officeooo:paragraph-rsid="0008726e" style:font-weight-asian="normal" style:font-weight-complex="normal"/>
    </style:style>
    <style:style style:name="P38" style:family="paragraph" style:parent-style-name="Standard" style:list-style-name="L2">
      <style:paragraph-properties fo:text-align="justify" style:justify-single-word="false"/>
      <style:text-properties fo:font-weight="normal" officeooo:rsid="00075f36" officeooo:paragraph-rsid="0008726e" style:font-weight-asian="normal" style:font-weight-complex="normal"/>
    </style:style>
    <style:style style:name="P39" style:family="paragraph" style:parent-style-name="Standard">
      <style:paragraph-properties fo:text-align="justify" style:justify-single-word="false"/>
      <style:text-properties fo:font-weight="normal" officeooo:rsid="000adf0e" style:font-weight-asian="normal" style:font-weight-complex="normal"/>
    </style:style>
    <style:style style:name="P40" style:family="paragraph" style:parent-style-name="Standard">
      <style:paragraph-properties fo:text-align="justify" style:justify-single-word="false"/>
      <style:text-properties fo:font-weight="normal" officeooo:rsid="000eb5ba" officeooo:paragraph-rsid="000eb5ba" style:font-weight-asian="normal" style:font-weight-complex="normal"/>
    </style:style>
    <style:style style:name="P41" style:family="paragraph" style:parent-style-name="Standard" style:list-style-name="L3">
      <style:paragraph-properties fo:text-align="justify" style:justify-single-word="false"/>
      <style:text-properties fo:font-weight="normal" officeooo:rsid="000eb5ba" officeooo:paragraph-rsid="000eb5ba" style:font-weight-asian="normal" style:font-weight-complex="normal"/>
    </style:style>
    <style:style style:name="P42" style:family="paragraph" style:parent-style-name="Standard" style:list-style-name="L4">
      <style:paragraph-properties fo:text-align="justify" style:justify-single-word="false"/>
      <style:text-properties fo:font-weight="normal" officeooo:rsid="000eb5ba" officeooo:paragraph-rsid="000eb5ba" style:font-weight-asian="normal" style:font-weight-complex="normal"/>
    </style:style>
    <style:style style:name="P43" style:family="paragraph" style:parent-style-name="Standard">
      <style:paragraph-properties fo:text-align="justify" style:justify-single-word="false"/>
      <style:text-properties fo:font-weight="normal" officeooo:rsid="000eb5ba" officeooo:paragraph-rsid="0015ef49" style:font-weight-asian="normal" style:font-weight-complex="normal"/>
    </style:style>
    <style:style style:name="P44" style:family="paragraph" style:parent-style-name="Standard">
      <style:paragraph-properties fo:text-align="justify" style:justify-single-word="false"/>
      <style:text-properties fo:font-weight="normal" officeooo:rsid="000eb5ba" officeooo:paragraph-rsid="00182b7f" style:font-weight-asian="normal" style:font-weight-complex="normal"/>
    </style:style>
    <style:style style:name="P45" style:family="paragraph" style:parent-style-name="Standard">
      <style:paragraph-properties fo:text-align="justify" style:justify-single-word="false"/>
      <style:text-properties fo:font-weight="normal" officeooo:rsid="000eb5ba" officeooo:paragraph-rsid="0019fd43" style:font-weight-asian="normal" style:font-weight-complex="normal"/>
    </style:style>
    <style:style style:name="P46" style:family="paragraph" style:parent-style-name="Standard">
      <style:paragraph-properties fo:text-align="center" style:justify-single-word="false"/>
      <style:text-properties fo:font-weight="normal" officeooo:rsid="000eb5ba" officeooo:paragraph-rsid="000eb5ba" style:font-weight-asian="normal" style:font-weight-complex="normal"/>
    </style:style>
    <style:style style:name="P47" style:family="paragraph" style:parent-style-name="Standard">
      <style:paragraph-properties fo:text-align="justify" style:justify-single-word="false"/>
      <style:text-properties fo:font-weight="normal" officeooo:rsid="0011145b" officeooo:paragraph-rsid="0011145b" style:font-weight-asian="normal" style:font-weight-complex="normal"/>
    </style:style>
    <style:style style:name="P48" style:family="paragraph" style:parent-style-name="Standard">
      <style:paragraph-properties fo:text-align="justify" style:justify-single-word="false"/>
      <style:text-properties fo:font-weight="normal" officeooo:rsid="0015c1ee" officeooo:paragraph-rsid="0015c1ee" style:font-weight-asian="normal" style:font-weight-complex="normal"/>
    </style:style>
    <style:style style:name="P49" style:family="paragraph" style:parent-style-name="Standard">
      <style:paragraph-properties fo:text-align="justify" style:justify-single-word="false"/>
      <style:text-properties fo:font-weight="normal" officeooo:rsid="0015ef49" officeooo:paragraph-rsid="0015ef49" style:font-weight-asian="normal" style:font-weight-complex="normal"/>
    </style:style>
    <style:style style:name="P50" style:family="paragraph" style:parent-style-name="Standard">
      <style:paragraph-properties fo:text-align="justify" style:justify-single-word="false"/>
      <style:text-properties fo:font-weight="normal" officeooo:rsid="00166042" officeooo:paragraph-rsid="00166042" style:font-weight-asian="normal" style:font-weight-complex="normal"/>
    </style:style>
    <style:style style:name="P51" style:family="paragraph" style:parent-style-name="Standard">
      <style:paragraph-properties fo:text-align="justify" style:justify-single-word="false"/>
      <style:text-properties fo:font-weight="normal" officeooo:rsid="000fb405" officeooo:paragraph-rsid="000fb405" style:font-weight-asian="normal" style:font-weight-complex="normal"/>
    </style:style>
    <style:style style:name="P52" style:family="paragraph" style:parent-style-name="Standard">
      <style:paragraph-properties fo:text-align="justify" style:justify-single-word="false"/>
      <style:text-properties fo:font-weight="normal" officeooo:rsid="0021dc50" officeooo:paragraph-rsid="0011145b" style:font-weight-asian="normal" style:font-weight-complex="normal"/>
    </style:style>
    <style:style style:name="P53" style:family="paragraph" style:parent-style-name="Standard">
      <style:paragraph-properties fo:text-align="justify" style:justify-single-word="false"/>
      <style:text-properties fo:font-weight="bold" officeooo:rsid="0015c1ee" officeooo:paragraph-rsid="0015c1ee" style:font-weight-asian="bold" style:font-weight-complex="bold"/>
    </style:style>
    <style:style style:name="P54" style:family="paragraph" style:parent-style-name="Standard">
      <style:paragraph-properties fo:text-align="justify" style:justify-single-word="false"/>
      <style:text-properties fo:font-weight="bold" style:font-weight-asian="bold" style:font-weight-complex="bold"/>
    </style:style>
    <style:style style:name="P55" style:family="paragraph" style:parent-style-name="Standard">
      <style:paragraph-properties fo:text-align="center" style:justify-single-word="false"/>
      <style:text-properties fo:font-weight="bold" officeooo:rsid="000eb5ba" officeooo:paragraph-rsid="000eb5ba" style:font-weight-asian="bold" style:font-weight-complex="bold"/>
    </style:style>
    <style:style style:name="P56" style:family="paragraph" style:parent-style-name="Standard">
      <style:paragraph-properties fo:text-align="center" style:justify-single-word="false"/>
      <style:text-properties fo:font-weight="bold" officeooo:rsid="0015c1ee" officeooo:paragraph-rsid="0015c1ee" fo:background-color="#ffff00" style:font-weight-asian="bold" style:font-weight-complex="bold"/>
    </style:style>
    <style:style style:name="P57" style:family="paragraph" style:parent-style-name="Standard">
      <style:paragraph-properties fo:text-align="center" style:justify-single-word="false"/>
      <style:text-properties fo:font-weight="bold" officeooo:paragraph-rsid="0019fd43" fo:background-color="#ffff00" style:font-weight-asian="bold" style:font-weight-complex="bold"/>
    </style:style>
    <style:style style:name="P58" style:family="paragraph" style:parent-style-name="Standard" style:list-style-name="L3">
      <style:paragraph-properties fo:text-align="justify" style:justify-single-word="false"/>
      <style:text-properties style:font-name="Liberation Serif" fo:font-weight="normal" officeooo:rsid="000eb5ba" officeooo:paragraph-rsid="000eb5ba" style:font-weight-asian="normal" style:font-weight-complex="normal"/>
    </style:style>
    <style:style style:name="P59" style:family="paragraph" style:parent-style-name="Standard" style:list-style-name="L10">
      <style:paragraph-properties fo:text-align="center" style:justify-single-word="false"/>
      <style:text-properties officeooo:paragraph-rsid="000eb5ba"/>
    </style:style>
    <style:style style:name="P60" style:family="paragraph" style:parent-style-name="Standard">
      <style:paragraph-properties fo:text-align="center" style:justify-single-word="false"/>
      <style:text-properties officeooo:paragraph-rsid="001f2c84"/>
    </style:style>
    <style:style style:name="P61" style:family="paragraph" style:parent-style-name="Standard">
      <style:paragraph-properties fo:text-align="center" style:justify-single-word="false"/>
      <style:text-properties officeooo:paragraph-rsid="0019fd43"/>
    </style:style>
    <style:style style:name="P62" style:family="paragraph" style:parent-style-name="Standard">
      <style:paragraph-properties fo:text-align="center" style:justify-single-word="false"/>
    </style:style>
    <style:style style:name="P63" style:family="paragraph" style:parent-style-name="Table_20_Contents">
      <style:paragraph-properties fo:text-align="justify" style:justify-single-word="false"/>
      <style:text-properties officeooo:rsid="0015ef49" officeooo:paragraph-rsid="0015ef49"/>
    </style:style>
    <style:style style:name="P64" style:family="paragraph" style:parent-style-name="Table_20_Contents">
      <style:paragraph-properties fo:text-align="justify" style:justify-single-word="false"/>
      <style:text-properties officeooo:rsid="0015ef49" officeooo:paragraph-rsid="00166042"/>
    </style:style>
    <style:style style:name="P65" style:family="paragraph" style:parent-style-name="Table_20_Contents">
      <style:paragraph-properties fo:text-align="justify" style:justify-single-word="false"/>
      <style:text-properties officeooo:rsid="00166042" officeooo:paragraph-rsid="00166042"/>
    </style:style>
    <style:style style:name="P66" style:family="paragraph" style:parent-style-name="Table_20_Contents">
      <style:paragraph-properties fo:text-align="justify" style:justify-single-word="false"/>
      <style:text-properties officeooo:rsid="00182b7f" officeooo:paragraph-rsid="00182b7f"/>
    </style:style>
    <style:style style:name="P67" style:family="paragraph" style:parent-style-name="Table_20_Contents">
      <style:paragraph-properties fo:text-align="justify" style:justify-single-word="false"/>
      <style:text-properties fo:color="#c9211e" loext:opacity="100%" style:text-underline-style="none" fo:font-weight="bold" officeooo:rsid="00166042" officeooo:paragraph-rsid="00166042" style:font-weight-asian="bold" style:font-weight-complex="bold"/>
    </style:style>
    <style:style style:name="P68" style:family="paragraph" style:parent-style-name="Table_20_Contents">
      <style:paragraph-properties fo:text-align="justify" style:justify-single-word="false"/>
      <style:text-properties fo:color="#c9211e" loext:opacity="100%" fo:font-weight="bold" officeooo:rsid="0015ef49" officeooo:paragraph-rsid="0015ef49" style:font-weight-asian="bold" style:font-weight-complex="bold"/>
    </style:style>
    <style:style style:name="P69" style:family="paragraph" style:parent-style-name="Table_20_Contents">
      <style:paragraph-properties fo:text-align="justify" style:justify-single-word="false"/>
      <style:text-properties fo:color="#c9211e" loext:opacity="100%" fo:font-weight="bold" officeooo:rsid="0015ef49" officeooo:paragraph-rsid="00166042" style:font-weight-asian="bold" style:font-weight-complex="bold"/>
    </style:style>
    <style:style style:name="P70" style:family="paragraph">
      <loext:graphic-properties draw:fill="none" draw:fill-color="#ffffff"/>
    </style:style>
    <style:style style:name="P71" style:family="paragraph">
      <style:paragraph-properties fo:text-align="center"/>
    </style:style>
    <style:style style:name="P72"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2232c" style:font-weight-asian="normal" style:font-weight-complex="normal"/>
    </style:style>
    <style:style style:name="T3" style:family="text">
      <style:text-properties fo:font-weight="normal" officeooo:rsid="0002d7f1" style:font-weight-asian="normal" style:font-weight-complex="normal"/>
    </style:style>
    <style:style style:name="T4" style:family="text">
      <style:text-properties fo:font-weight="normal" officeooo:rsid="000fb405" style:font-weight-asian="normal" style:font-weight-complex="normal"/>
    </style:style>
    <style:style style:name="T5" style:family="text">
      <style:text-properties fo:font-weight="normal" officeooo:rsid="0010ebe9" style:font-weight-asian="normal" style:font-weight-complex="normal"/>
    </style:style>
    <style:style style:name="T6" style:family="text">
      <style:text-properties fo:font-weight="normal" officeooo:rsid="00166042" style:font-weight-asian="normal" style:font-weight-complex="normal"/>
    </style:style>
    <style:style style:name="T7" style:family="text">
      <style:text-properties fo:font-weight="normal" officeooo:rsid="000eb5ba" style:font-weight-asian="normal" style:font-weight-complex="normal"/>
    </style:style>
    <style:style style:name="T8" style:family="text">
      <style:text-properties fo:font-weight="normal" officeooo:rsid="001f2c84" style:font-weight-asian="normal" style:font-weight-complex="normal"/>
    </style:style>
    <style:style style:name="T9" style:family="text">
      <style:text-properties officeooo:rsid="000489d7"/>
    </style:style>
    <style:style style:name="T10" style:family="text">
      <style:text-properties fo:language="es" fo:country="MX"/>
    </style:style>
    <style:style style:name="T11" style:family="text">
      <style:text-properties officeooo:rsid="000adf0e"/>
    </style:style>
    <style:style style:name="T12" style:family="text">
      <style:text-properties fo:font-weight="bold" style:font-weight-asian="bold" style:font-weight-complex="bold"/>
    </style:style>
    <style:style style:name="T13" style:family="text">
      <style:text-properties fo:font-weight="bold" officeooo:rsid="000c855d" style:font-weight-asian="bold" style:font-weight-complex="bold"/>
    </style:style>
    <style:style style:name="T14" style:family="text">
      <style:text-properties officeooo:rsid="000c855d"/>
    </style:style>
    <style:style style:name="T15" style:family="text">
      <style:text-properties style:font-name="Liberation Serif1"/>
    </style:style>
    <style:style style:name="T16" style:family="text">
      <style:text-properties officeooo:rsid="000ef5a7"/>
    </style:style>
    <style:style style:name="T17" style:family="text">
      <style:text-properties officeooo:rsid="000f6715"/>
    </style:style>
    <style:style style:name="T18" style:family="text">
      <style:text-properties style:text-underline-style="none"/>
    </style:style>
    <style:style style:name="T19" style:family="text">
      <style:text-properties style:text-underline-style="none" fo:font-weight="normal" officeooo:rsid="0010ebe9" style:font-weight-asian="normal" style:font-weight-complex="normal"/>
    </style:style>
    <style:style style:name="T20" style:family="text">
      <style:text-properties style:text-underline-style="none" officeooo:rsid="0010ebe9"/>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bold" officeooo:rsid="0015ef49" style:font-weight-asian="bold" style:font-weight-complex="bold"/>
    </style:style>
    <style:style style:name="T23" style:family="text">
      <style:text-properties style:text-underline-style="none" officeooo:rsid="0015c1ee"/>
    </style:style>
    <style:style style:name="T24" style:family="text">
      <style:text-properties officeooo:rsid="00147301"/>
    </style:style>
    <style:style style:name="T25" style:family="text">
      <style:text-properties style:font-name="Liberation Serif"/>
    </style:style>
    <style:style style:name="T26" style:family="text">
      <style:text-properties style:font-name="Liberation Serif" officeooo:rsid="00166042"/>
    </style:style>
    <style:style style:name="T27" style:family="text">
      <style:text-properties style:font-name="Arial" style:font-name-complex="Arial1"/>
    </style:style>
    <style:style style:name="T28" style:family="text">
      <style:text-properties officeooo:rsid="0019fd4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023cm" fo:min-width="1.07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OLUCIÓN DE PROBLEMAS </text:p>
      <text:p text:style-name="P1"/>
      <text:p text:style-name="P2">Resolver problemas </text:p>
      <text:p text:style-name="P2"/>
      <text:p text:style-name="P2">A pesar de que la IA es una ciencia relativamente joven y aun en fase temprana en comparación a otras ciencias, la IA es ya una herramientas que ayuda a afrontar la resolución de problemas usando un enfoque muy distinto al de la computación clásica. No obstante no puede verse la IA como la receta mágica capaz de resolver cualquier problema, sino como un conjunto de técnicas que por si solas o en combinación con otras ayudan a encontrar una solución (No necesariamente la mejor) a un problema cuya resolución es tan compleja e incluso intratable por una persona humana.</text:p>
      <text:p text:style-name="P2"/>
      <text:p text:style-name="P2">No se definirá al “Problema” ya que esto entra en problemas de filosofía que de la informática. A un así vamos a quedarnos con la idea intuitiva de como un problema es una cuestión fácil de solucionar, es decir, que no tiene una solución trivial.</text:p>
      <text:p text:style-name="P2"/>
      <text:p text:style-name="P2">Se puede recordar el paso por la escuela donde aquellos ejercicios que se tenían que resolver en clase de matemáticas. Supongase lo siguiente.</text:p>
      <text:p text:style-name="P2"/>
      <text:p text:style-name="P3">Problema 1<text:span text:style-name="T1">: Raúl tiene 5 postres. De camino al TESJI pierde 1. Cuando llega a la entrada, el maestro le pide una pequeña prueba y se le cae por descuido y ademas lo pisa, finalmente al llegar al edificio N su amigo Jonathan </text:span><text:span text:style-name="T2">le regala 3 postres más ¿Cuántos postres tiene Raúl?</text:span></text:p>
      <text:p text:style-name="P11"/>
      <text:p text:style-name="P4">Problema 2: <text:span text:style-name="T1">Ordene de manera descendente la siguiente lista de números. 3, 6, 9, 4, 2</text:span></text:p>
      <text:p text:style-name="P12"/>
      <text:p text:style-name="P12">Son dos problemas distintos muy simples, pero ¿Cómo se enfrenta nuestra chompa a ellos?</text:p>
      <text:p text:style-name="P12">Se ha intentado buscar la solución de ambos, se habrá observado que las técnicas que se han usado para resolverlas son distintas a pesar de tener una dificultad similar.</text:p>
      <text:p text:style-name="P12"/>
      <text:p text:style-name="P12">El primer problema, seguramente ha tenido que contextualizar las situaciones, seguramente se han imaginado a Raúl perdiendo sus postres, mientras llegaba a su edificio.</text:p>
      <text:p text:style-name="P12">Finalmente, se ha reducido e enunciado a una simple operación con sumas y restas. En definitiva, todo el párrafo que se describía en el problema ha quedado reducido a la operación: </text:p>
      <text:p text:style-name="P12"/>
      <text:p text:style-name="P13">5 – 1 – 1 + 3 = 6 postres.</text:p>
      <text:p text:style-name="P13"/>
      <text:p text:style-name="P12">Evidentemente una vez reducido el problema a una operación matemática habrá tenido que aplicar herramientas de las que ya se disponían desde la infancia, como lo son las operaciones matemáticas.</text:p>
      <text:p text:style-name="P12"/>
      <text:p text:style-name="P4"><text:span text:style-name="T1">El acercamiento al segundo problema ha sido diferente. En este caso no se ha tenido que hacer operaciones (al menos directamente), si no, que la tarea consistía en comparar los valores de 2 números para saber cual se debería colocar en primer lugar. </text:span><text:span text:style-name="T3">Repitiendo esta operación hasta acabar ordenando todos los números.</text:span></text:p>
      <text:p text:style-name="P8"/>
      <text:p text:style-name="P7">El cerebro, en este segundo caso, ha usado herramientas diferentes utilizadas por el primero en todo caso al igual que el primero se conceptualizado todo el enunciado en una sola operación matemática, en el segundo también se ha reducido un problema complejo (Ordenar una lista de números), a una secuencia de operaciones simples (Ordenar sucesivamente un par de números hasta tener toda la lista).</text:p>
      <text:p text:style-name="P7"/>
      <text:p text:style-name="P7"><text:soft-page-break/>En ambos casos el cerebro ha recolectado toda la información que necesitaba dejando aquello que era superfluo (No importa si el postre se cayo caminando o lo tiraron) y lo ha traducido a un modelo mental que si es capaz de manejar.</text:p>
      <text:p text:style-name="P7"/>
      <text:p text:style-name="P7">Sin embargo no todos los problemas son tan sencillos. Es necesario plantear algunos problemas más complejos y que nos van a servir de base para seguir indagando en la resolución de problemas.</text:p>
      <text:p text:style-name="P7"/>
      <text:p text:style-name="P5">Otros problemas más complejos.</text:p>
      <text:p text:style-name="P5"/>
      <text:p text:style-name="P7">Vamos a enunciar algunos que nos servirían de modelo a seguir durante el resto del curso.</text:p>
      <text:p text:style-name="P7"/>
      <text:p text:style-name="P7">Si han hecho un viaje alguna vez en avión, seguramente han intentado viajar al destino directamente y sin escalas. Este es un problema clásico y con una gran aplicación práctica. El problema podría enunciarse de la siguiente manera: dada una ciudad de origen y otra de destino, encontrar una combinación de vuelos que permita cubrir la distancia <text:span text:style-name="T9">con el número mínimo de trasbordos. Por ahora vamos a obviar tiempos de vuelo, distancia, horarios de vuelos y todo lo demás (esto entrará más adelante).</text:span></text:p>
      <text:p text:style-name="P9">Vamos a enunciar otro problema similar. En esta ocasión se trata de ir de una ciudad a otra, pero esta vez por carretera y tratando de realizar el menor número de km posible. Parece que es un problema similar al de los aviones, solo que en lugar de pasar por aeropuertos pasamos por diversas ciudades, en el camino que va del origen al destino. Sin embargo hay un pequeño detalle, que lo hace un problema muy diferente. Y es que los objetivos son distintos.</text:p>
      <text:p text:style-name="P9">En el primer problema se tenia un objetivo: minimizar el numero de trasbordos. EN el segundo problema lo que se trata es minimizar la distancia por carretera. A continuación se vera el ejemplo </text:p>
      <text:p text:style-name="P7"/>
      <text:p text:style-name="P36"><draw:frame text:anchor-type="paragraph" draw:z-index="49" draw:name="Marco de texto 60" draw:style-name="gr1" draw:text-style-name="P70" svg:width="2.052cm" svg:height="0.595cm" svg:x="6.909cm" svg:y="0.342cm"><draw:text-box><text:p>395</text:p></draw:text-box></draw:frame></text:p>
      <text:p text:style-name="P36"><draw:custom-shape text:anchor-type="paragraph" draw:z-index="0" draw:name="Forma 16" draw:style-name="gr4" draw:text-style-name="P72" svg:width="1.521cm" svg:height="1.444cm" svg:x="1.588cm" svg:y="1.25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a 17" draw:style-name="gr4" draw:text-style-name="P72" svg:width="1.521cm" svg:height="1.444cm" svg:x="5.389cm" svg:y="0.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a 18" draw:style-name="gr4" draw:text-style-name="P72" svg:width="1.521cm" svg:height="1.444cm" svg:x="5.853cm" svg:y="5.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a 19" draw:style-name="gr4" draw:text-style-name="P72" svg:width="1.521cm" svg:height="1.444cm" svg:x="1.651cm" svg:y="4.5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a 20" draw:style-name="gr4" draw:text-style-name="P72" svg:width="1.521cm" svg:height="1.444cm" svg:x="10.218cm" svg:y="5.3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a 21" draw:style-name="gr4" draw:text-style-name="P72" svg:width="1.521cm" svg:height="1.444cm" svg:x="11.705cm" svg:y="2.2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a 22" draw:style-name="gr4" draw:text-style-name="P72" svg:width="1.521cm" svg:height="1.444cm" svg:x="8.729cm" svg:y="0.1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a 23" draw:style-name="gr4" draw:text-style-name="P72" svg:width="1.521cm" svg:height="1.444cm" svg:x="9.225cm" svg:y="8.9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a 24" draw:style-name="gr4" draw:text-style-name="P72" svg:width="1.521cm" svg:height="1.444cm" svg:x="5.355cm" svg:y="10.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a 25" draw:style-name="gr4" draw:text-style-name="P72" svg:width="1.521cm" svg:height="1.444cm" svg:x="0.958cm" svg:y="8.91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 draw:name="Línea 27" draw:style-name="gr3" draw:text-style-name="P71" svg:x1="3.108cm" svg:y1="1.949cm" svg:x2="6.283cm" svg:y2="6.082cm"><text:p/></draw:line><draw:line text:anchor-type="paragraph" draw:z-index="13" draw:name="Línea 30" draw:style-name="gr3" draw:text-style-name="P71" svg:x1="9.954cm" svg:y1="1.055cm" svg:x2="11.907cm" svg:y2="2.544cm"><text:p/></draw:line><draw:line text:anchor-type="paragraph" draw:z-index="14" draw:name="Línea 31" draw:style-name="gr3" draw:text-style-name="P71" svg:x1="12.335cm" svg:y1="3.69cm" svg:x2="11.277cm" svg:y2="5.355cm"><text:p/></draw:line><draw:line text:anchor-type="paragraph" draw:z-index="15" draw:name="Línea 32" draw:style-name="gr3" draw:text-style-name="P71" svg:x1="10.781cm" svg:y1="6.798cm" svg:x2="10.218cm" svg:y2="8.918cm"><text:p/></draw:line><draw:line text:anchor-type="paragraph" draw:z-index="16" draw:name="Línea 33" draw:style-name="gr3" draw:text-style-name="P71" svg:x1="10.218cm" svg:y1="6.115cm" svg:x2="7.373cm" svg:y2="6.512cm"><text:p/></draw:line><draw:line text:anchor-type="paragraph" draw:z-index="17" draw:name="Línea 34" draw:style-name="gr3" draw:text-style-name="P71" svg:x1="6.978cm" svg:y1="7.108cm" svg:x2="9.225cm" svg:y2="9.256cm"><text:p/></draw:line><draw:line text:anchor-type="paragraph" draw:z-index="18" draw:name="Línea 35" draw:style-name="gr3" draw:text-style-name="P71" svg:x1="11.705cm" svg:y1="3.171cm" svg:x2="7.144cm" svg:y2="6.115cm"><text:p/></draw:line><draw:line text:anchor-type="paragraph" draw:z-index="19" draw:name="Línea 36" draw:style-name="gr3" draw:text-style-name="P71" svg:x1="9.557cm" svg:y1="1.605cm" svg:x2="10.584cm" svg:y2="5.355cm"><text:p/></draw:line><draw:line text:anchor-type="paragraph" draw:z-index="20" draw:name="Línea 37" draw:style-name="gr3" draw:text-style-name="P71" svg:x1="8.962cm" svg:y1="1.605cm" svg:x2="6.911cm" svg:y2="5.918cm"><text:p/></draw:line><draw:line text:anchor-type="paragraph" draw:z-index="21" draw:name="Línea 38" draw:style-name="gr3" draw:text-style-name="P71" svg:x1="6.876cm" svg:y1="11.242cm" svg:x2="9.458cm" svg:y2="10.051cm"><text:p/></draw:line><draw:line text:anchor-type="paragraph" draw:z-index="22" draw:name="Línea 39" draw:style-name="gr3" draw:text-style-name="P71" svg:x1="6.416cm" svg:y1="7.361cm" svg:x2="6.151cm" svg:y2="10.67cm"><text:p/></draw:line><draw:line text:anchor-type="paragraph" draw:z-index="23" draw:name="Línea 40" draw:style-name="gr3" draw:text-style-name="P71" svg:x1="5.852cm" svg:y1="6.909cm" svg:x2="2.314cm" svg:y2="9.158cm"><text:p/></draw:line><draw:line text:anchor-type="paragraph" draw:z-index="24" draw:name="Línea 41" draw:style-name="gr3" draw:text-style-name="P71" svg:x1="3.108cm" svg:y1="5.685cm" svg:x2="5.853cm" svg:y2="6.579cm"><text:p/></draw:line><draw:line text:anchor-type="paragraph" draw:z-index="25" draw:name="Línea 42" draw:style-name="gr3" draw:text-style-name="P71" svg:x1="2.215cm" svg:y1="2.695cm" svg:x2="2.381cm" svg:y2="4.595cm"><text:p/></draw:line><draw:frame text:anchor-type="paragraph" draw:z-index="26" draw:name="Marco de texto 37" draw:style-name="gr1" draw:text-style-name="P70" svg:width="2.052cm" svg:height="0.595cm" svg:x="5.092cm" svg:y="12.203cm"><draw:text-box><text:p>Monterrey</text:p></draw:text-box></draw:frame><draw:frame text:anchor-type="paragraph" draw:z-index="27" draw:name="Marco de texto 38" draw:style-name="gr1" draw:text-style-name="P70" svg:width="2.052cm" svg:height="0.595cm" svg:x="10.913cm" svg:y="9.093cm"><draw:text-box><text:p>GDL</text:p></draw:text-box></draw:frame><draw:frame text:anchor-type="paragraph" draw:z-index="28" draw:name="Marco de texto 39" draw:style-name="gr1" draw:text-style-name="P70" svg:width="2.052cm" svg:height="0.595cm" svg:x="11.938cm" svg:y="5.884cm"><draw:text-box><text:p>MICH</text:p></draw:text-box></draw:frame><draw:frame text:anchor-type="paragraph" draw:z-index="29" draw:name="Marco de texto 40" draw:style-name="gr1" draw:text-style-name="P70" svg:width="2.052cm" svg:height="0.595cm" svg:x="13.226cm" svg:y="2.577cm"><draw:text-box><text:p>CDMX</text:p></draw:text-box></draw:frame><draw:frame text:anchor-type="paragraph" draw:z-index="30" draw:name="Marco de texto 41" draw:style-name="gr1" draw:text-style-name="P70" svg:width="2.052cm" svg:height="0.595cm" svg:x="10.25cm" svg:y="0.162cm"><draw:text-box><text:p>Hidalgo</text:p></draw:text-box></draw:frame><draw:frame text:anchor-type="paragraph" draw:z-index="31" draw:name="Marco de texto 42" draw:style-name="gr1" draw:text-style-name="P70" svg:width="2.052cm" svg:height="0.595cm" svg:x="4.297cm" svg:y="0.021cm"><draw:text-box><text:p>Puebla</text:p></draw:text-box></draw:frame><draw:frame text:anchor-type="paragraph" draw:z-index="32" draw:name="Marco de texto 43" draw:style-name="gr1" draw:text-style-name="P70" svg:width="2.052cm" svg:height="0.595cm" svg:x="0.427cm" svg:y="10.359cm"><draw:text-box><text:p>Sonora</text:p></draw:text-box></draw:frame><draw:frame text:anchor-type="paragraph" draw:z-index="33" draw:name="Marco de texto 44" draw:style-name="gr1" draw:text-style-name="P70" svg:width="2.052cm" svg:height="0.595cm" svg:x="6.283cm" svg:y="5.323cm"><draw:text-box><text:p>SLP</text:p></draw:text-box></draw:frame><draw:frame text:anchor-type="paragraph" draw:z-index="34" draw:name="Marco de texto 45" draw:style-name="gr1" draw:text-style-name="P70" svg:width="2.052cm" svg:height="0.595cm" svg:x="2.711cm" svg:y="4.001cm"><draw:text-box><text:p>QRO</text:p></draw:text-box></draw:frame><draw:frame text:anchor-type="paragraph" draw:z-index="35" draw:name="Marco de texto 46" draw:style-name="gr1" draw:text-style-name="P70" svg:width="2.052cm" svg:height="0.595cm" svg:x="5.357cm" svg:y="8.962cm"><draw:text-box><text:p>513</text:p></draw:text-box></draw:frame><draw:frame text:anchor-type="paragraph" draw:z-index="36" draw:name="Marco de texto 47" draw:style-name="gr1" draw:text-style-name="P70" svg:width="2.052cm" svg:height="0.595cm" svg:x="2.843cm" svg:y="7.803cm"><draw:text-box><text:p>514</text:p></draw:text-box></draw:frame><draw:frame text:anchor-type="paragraph" draw:z-index="37" draw:name="Marco de texto 48" draw:style-name="gr1" draw:text-style-name="P70" svg:width="2.052cm" svg:height="0.595cm" svg:x="3.471cm" svg:y="6.082cm"><draw:text-box><text:p>203</text:p></draw:text-box></draw:frame><draw:frame text:anchor-type="paragraph" draw:z-index="38" draw:name="Marco de texto 49" draw:style-name="gr2" draw:text-style-name="P70" svg:width="2.052cm" svg:height="0.489cm" svg:x="1.057cm" svg:y="3.406cm"><draw:text-box><text:p>395</text:p></draw:text-box></draw:frame><draw:frame text:anchor-type="paragraph" draw:z-index="39" draw:name="Marco de texto 50" draw:style-name="gr1" draw:text-style-name="P70" svg:width="1.689cm" svg:height="0.595cm" svg:x="4.53cm" svg:y="3.041cm"><draw:text-box><text:p>599</text:p></draw:text-box></draw:frame><draw:frame text:anchor-type="paragraph" draw:z-index="40" draw:name="Marco de texto 51" draw:style-name="gr1" draw:text-style-name="P70" svg:width="2.052cm" svg:height="0.595cm" svg:x="7.772cm" svg:y="11.045cm"><draw:text-box><text:p>125</text:p></draw:text-box></draw:frame><draw:frame text:anchor-type="paragraph" draw:z-index="41" draw:name="Marco de texto 52" draw:style-name="gr1" draw:text-style-name="P70" svg:width="2.052cm" svg:height="0.595cm" svg:x="8.003cm" svg:y="4.53cm"><draw:text-box><text:p>603</text:p></draw:text-box></draw:frame><draw:frame text:anchor-type="paragraph" draw:z-index="42" draw:name="Marco de texto 53" draw:style-name="gr1" draw:text-style-name="P70" svg:width="2.052cm" svg:height="0.595cm" svg:x="8.167cm" svg:y="5.722cm"><draw:text-box><text:p>355</text:p></draw:text-box></draw:frame><draw:frame text:anchor-type="paragraph" draw:z-index="43" draw:name="Marco de texto 54" draw:style-name="gr1" draw:text-style-name="P70" svg:width="2.052cm" svg:height="0.595cm" svg:x="7.803cm" svg:y="7.407cm"><draw:text-box><text:p>423</text:p></draw:text-box></draw:frame><draw:frame text:anchor-type="paragraph" draw:z-index="44" draw:name="Marco de texto 55" draw:style-name="gr1" draw:text-style-name="P70" svg:width="2.052cm" svg:height="0.595cm" svg:x="10.781cm" svg:y="7.705cm"><draw:text-box><text:p>491</text:p></draw:text-box></draw:frame><draw:frame text:anchor-type="paragraph" draw:z-index="45" draw:name="Marco de texto 56" draw:style-name="gr1" draw:text-style-name="P70" svg:width="2.052cm" svg:height="0.595cm" svg:x="7.144cm" svg:y="3.171cm"><draw:text-box><text:p>313</text:p></draw:text-box></draw:frame><draw:frame text:anchor-type="paragraph" draw:z-index="46" draw:name="Marco de texto 57" draw:style-name="gr1" draw:text-style-name="P70" svg:width="2.052cm" svg:height="0.595cm" svg:x="10.88cm" svg:y="1.289cm"><draw:text-box><text:p>296</text:p></draw:text-box></draw:frame><draw:frame text:anchor-type="paragraph" draw:z-index="47" draw:name="Marco de texto 58" draw:style-name="gr1" draw:text-style-name="P70" svg:width="2.052cm" svg:height="0.595cm" svg:x="11.839cm" svg:y="4.397cm"><draw:text-box><text:p>346</text:p></draw:text-box></draw:frame><draw:frame text:anchor-type="paragraph" draw:z-index="48" draw:name="Marco de texto 59" draw:style-name="gr1" draw:text-style-name="P70" svg:width="2.052cm" svg:height="0.595cm" svg:x="10.054cm" svg:y="3.096cm"><draw:text-box><text:p>309</text:p></draw:text-box></draw:frame><draw:frame text:anchor-type="paragraph" draw:z-index="50" draw:name="Marco de texto 61" draw:style-name="gr1" draw:text-style-name="P70" svg:width="2.052cm" svg:height="0.595cm" svg:x="5.588cm" svg:y="1.605cm"><draw:text-box><text:p>437</text:p></draw:text-box></draw:frame></text:p>
      <text:p text:style-name="P36"><draw:line text:anchor-type="paragraph" draw:z-index="12" draw:name="Línea 29" draw:style-name="gr3" draw:text-style-name="P71" svg:x1="6.909cm" svg:y1="0.051cm" svg:x2="8.729cm" svg:y2="0.238cm"><text:p/></draw:line></text:p>
      <text:p text:style-name="P36"/>
      <text:p text:style-name="P36"><draw:line text:anchor-type="paragraph" draw:z-index="11" draw:name="Línea 28" draw:style-name="gr3" draw:text-style-name="P71" svg:x1="6.218cm" svg:y1="0.004cm" svg:x2="6.581cm" svg:y2="4.458cm"><text:p/></draw:lin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text:soft-page-break/>En el esquema anterior se encuentran algunos de los aeropuertos mexicas y conexiones ficticias a través de vuelos para un día en concreto. </text:p>
      <text:p text:style-name="P10">Si quisiera viajar del Edo.Méx. a Monterrey, se podría optar por las siguientes rutas:</text:p>
      <text:p text:style-name="P10"/>
      <text:list text:style-name="L2">
        <text:list-item>
          <text:p text:style-name="P38">Edo.MEX. → SLP → Monterrey (3 Aeropuertos)</text:p>
        </text:list-item>
        <text:list-item>
          <text:p text:style-name="P38">Edo.MEX. → QRO → SLP → Monterrey (4 Aeropuertos)</text:p>
        </text:list-item>
        <text:list-item>
          <text:p text:style-name="P38">Edo.MEX. → SLP → Guadalajara → Monterrey (4 Aeropuertos)</text:p>
        </text:list-item>
      </text:list>
      <text:p text:style-name="P10"/>
      <text:p text:style-name="P10">E<text:span text:style-name="T24">n </text:span>este caso la mejor opción es la primera (Edo.MEX. → SLP → Monterrey), a pesar de que las ciudades son cercanas se necesita visitar por lo menos 3 aeropuertos.</text:p>
      <text:p text:style-name="P10">Pero ¿que ocurre si se plantea esos mismo viajes por carretera y con el objetivo de minimizar la distancia recorrida?</text:p>
      <text:p text:style-name="P10"/>
      <text:p text:style-name="P6">Algunos tipos de problemas </text:p>
      <text:p text:style-name="P6"/>
      <text:p text:style-name="P14">Hay que tener muy claro que al construir un modelo, lo que se debe construir es una solución al mismo y no al problema real, por lo tanto, cuanto mejor se describa el modelo al problema <text:s/>que se quiere resolver, tanto se puede ajustar a esa solución a la del problema real.</text:p>
      <text:p text:style-name="P14">Cuando se hace una <text:span text:style-name="T10">conceptualización</text:span> del problema se necesita una forma de representar la información de la que se dispone. Cuando finalmente se haga la implementación en su Chompu , este modelo tendrá que ser traducido a estructuras de datos y operaciones que la Chompu es capaz de procesar.</text:p>
      <text:p text:style-name="P14"/>
      <text:p text:style-name="P6">EL PROBLEMA DEL VIAJANTE DE COMERCIO (Travelling SalesMan Problem)</text:p>
      <text:p text:style-name="P14"/>
      <text:p text:style-name="P15">El primer problema que se va a tratar es bastante conocido dentro de la IA y es conocido como “EL problema del viajante del comercio” o por sus siglas TCP. La formulación del problema es sencilla: Sean N ciudades, todas conectadas por carreter<text:span text:style-name="T11">a entre si y cuyas distancias entre ellas es conocida. Nuestro objetivo es encontrar una ruta que empezando en una ciudad y acabando en la misma pase exactamente por cada ciudad (excepto por la primera, que sera visitada 2 veces) y minimice la distancia recorrida. </text:span></text:p>
      <text:p text:style-name="P16">Tras este simple enunciado se esconde un problema tremendamente complicado. Tanto que incluso las Chompus mas potentes que hoy existen no tienen la capacidad de resolverlo. Incluso para un numero de ciudades moderado. Aun así es posible optar por representar las ciudades en un grafo ponderado. En caso, de que cada nodo del grafo representara una ciudad y cada arista corresponderá <text:s/>a una carretera con su distancia ($) asociada. Se debe tener en cuenta que par el caso del TCP, la distancia a cubrir desde una ciudad <text:span text:style-name="T12">A </text:span>hasta otra <text:span text:style-name="T12">B </text:span>no tiene por qué ser la misma <text:span text:style-name="T14">que de </text:span><text:span text:style-name="T13">B</text:span><text:span text:style-name="T14"> hasta </text:span><text:span text:style-name="T13">A. </text:span><text:span text:style-name="T14">De todas formas para simplificar el ejemplo se supondrá <text:s/>que las distancias entre 2 ciudades son iguales independientemente del sentido en que se valla. </text:span></text:p>
      <text:p text:style-name="P17">Otra posible representación es utilizar una tabla (llamada matriz de Adyacencia)</text:p>
      <text:p text:style-name="P17">como la siguiente:</text:p>
      <text:p text:style-name="P17"/>
      <text:p text:style-name="P17"/>
      <table:table table:name="Tabla1" table:style-name="Tabla1">
        <table:table-column table:style-name="Tabla1.A" table:number-columns-repeated="5"/>
        <table:table-column table:style-name="Tabla1.F"/>
        <table:table-row>
          <table:table-cell table:style-name="Tabla1.A1" office:value-type="string">
            <text:p text:style-name="P21"/>
          </table:table-cell>
          <table:table-cell table:style-name="Tabla1.A1" office:value-type="string">
            <text:p text:style-name="P20">A</text:p>
          </table:table-cell>
          <table:table-cell table:style-name="Tabla1.A1" office:value-type="string">
            <text:p text:style-name="P20">B</text:p>
          </table:table-cell>
          <table:table-cell table:style-name="Tabla1.A1" office:value-type="string">
            <text:p text:style-name="P20">C</text:p>
          </table:table-cell>
          <table:table-cell table:style-name="Tabla1.A1" office:value-type="string">
            <text:p text:style-name="P20">D</text:p>
          </table:table-cell>
          <table:table-cell table:style-name="Tabla1.A1" office:value-type="string">
            <text:p text:style-name="P20">E</text:p>
          </table:table-cell>
        </table:table-row>
        <table:table-row>
          <table:table-cell table:style-name="Tabla1.A1" office:value-type="string">
            <text:p text:style-name="P19">A</text:p>
          </table:table-cell>
          <table:table-cell table:style-name="Tabla1.A1" office:value-type="string">
            <text:p text:style-name="P19">0</text:p>
          </table:table-cell>
          <table:table-cell table:style-name="Tabla1.A1" office:value-type="string">
            <text:p text:style-name="P19">25</text:p>
          </table:table-cell>
          <table:table-cell table:style-name="Tabla1.A1" office:value-type="string">
            <text:p text:style-name="P19">52</text:p>
          </table:table-cell>
          <table:table-cell table:style-name="Tabla1.A1" office:value-type="string">
            <text:p text:style-name="P19">65</text:p>
          </table:table-cell>
          <table:table-cell table:style-name="Tabla1.A1" office:value-type="string">
            <text:p text:style-name="P19">23</text:p>
          </table:table-cell>
        </table:table-row>
        <table:table-row>
          <table:table-cell table:style-name="Tabla1.A1" office:value-type="string">
            <text:p text:style-name="P19">B</text:p>
          </table:table-cell>
          <table:table-cell table:style-name="Tabla1.A1" office:value-type="string">
            <text:p text:style-name="P19">25</text:p>
          </table:table-cell>
          <table:table-cell table:style-name="Tabla1.A1" office:value-type="string">
            <text:p text:style-name="P19">0</text:p>
          </table:table-cell>
          <table:table-cell table:style-name="Tabla1.A1" office:value-type="string">
            <text:p text:style-name="P19">13</text:p>
          </table:table-cell>
          <table:table-cell table:style-name="Tabla1.A1" office:value-type="string">
            <text:p text:style-name="P19">15</text:p>
          </table:table-cell>
          <table:table-cell table:style-name="Tabla1.A1" office:value-type="string">
            <text:p text:style-name="P19">45</text:p>
          </table:table-cell>
        </table:table-row>
        <table:table-row>
          <table:table-cell table:style-name="Tabla1.A1" office:value-type="string">
            <text:p text:style-name="P19">C</text:p>
          </table:table-cell>
          <table:table-cell table:style-name="Tabla1.A1" office:value-type="string">
            <text:p text:style-name="P19">52</text:p>
          </table:table-cell>
          <table:table-cell table:style-name="Tabla1.A1" office:value-type="string">
            <text:p text:style-name="P19">13</text:p>
          </table:table-cell>
          <table:table-cell table:style-name="Tabla1.A1" office:value-type="string">
            <text:p text:style-name="P19">0</text:p>
          </table:table-cell>
          <table:table-cell table:style-name="Tabla1.A1" office:value-type="string">
            <text:p text:style-name="P19">15</text:p>
          </table:table-cell>
          <table:table-cell table:style-name="Tabla1.A1" office:value-type="string">
            <text:p text:style-name="P19">27</text:p>
          </table:table-cell>
        </table:table-row>
        <table:table-row>
          <table:table-cell table:style-name="Tabla1.A1" office:value-type="string">
            <text:p text:style-name="P19">D</text:p>
          </table:table-cell>
          <table:table-cell table:style-name="Tabla1.A1" office:value-type="string">
            <text:p text:style-name="P19">65</text:p>
          </table:table-cell>
          <table:table-cell table:style-name="Tabla1.A1" office:value-type="string">
            <text:p text:style-name="P19">15</text:p>
          </table:table-cell>
          <table:table-cell table:style-name="Tabla1.A1" office:value-type="string">
            <text:p text:style-name="P19">15</text:p>
          </table:table-cell>
          <table:table-cell table:style-name="Tabla1.A1" office:value-type="string">
            <text:p text:style-name="P19">0</text:p>
          </table:table-cell>
          <table:table-cell table:style-name="Tabla1.A1" office:value-type="string">
            <text:p text:style-name="P19">32</text:p>
          </table:table-cell>
        </table:table-row>
        <table:table-row>
          <table:table-cell table:style-name="Tabla1.A1" office:value-type="string">
            <text:p text:style-name="P19">E</text:p>
          </table:table-cell>
          <table:table-cell table:style-name="Tabla1.A1" office:value-type="string">
            <text:p text:style-name="P19">23</text:p>
          </table:table-cell>
          <table:table-cell table:style-name="Tabla1.A1" office:value-type="string">
            <text:p text:style-name="P19">45</text:p>
          </table:table-cell>
          <table:table-cell table:style-name="Tabla1.A1" office:value-type="string">
            <text:p text:style-name="P19">27</text:p>
          </table:table-cell>
          <table:table-cell table:style-name="Tabla1.A1" office:value-type="string">
            <text:p text:style-name="P19">32</text:p>
          </table:table-cell>
          <table:table-cell table:style-name="Tabla1.A1" office:value-type="string">
            <text:p text:style-name="P19">0</text:p>
          </table:table-cell>
        </table:table-row>
      </table:table>
      <text:p text:style-name="P18"><text:soft-page-break/>Siempre que nos sea posible, se debe de elegir al representación mas simple e intuitiva a no ser que en términos de eficiencia, sea mas conveniente usar otra estructura de datos mas compleja. EN el caso que se presenta parece que la tabla es mas interesante ya que puede ser modelada mas fácilmente con un arreglo de 2 dimensiones, la implementación en forma de grafo no aporta nada ya que se trata de una estructura de datos estática <text:s/>que no cambia durante su ejecución (por ejemplo: un problema en el cual se fueran descubriendo nuevas ciudades, según el avance de la ejecución), entonces seria interesante utilizar un grafo como estructura de datos dinámica.</text:p>
      <text:p text:style-name="P18"/>
      <text:p text:style-name="P18">Una vez modelada la información del problema, se necesita una forma de representar la solución, es decir que cumpla las siguientes premisas: </text:p>
      <text:p text:style-name="P18"/>
      <text:list text:style-name="L3">
        <text:list-item>
          <text:p text:style-name="P41"><text:span text:style-name="T15">La lista comienza y termina por la misma ciudad.</text:span></text:p>
        </text:list-item>
        <text:list-item>
          <text:p text:style-name="P58">En la lista aparecen todas las ciudades.</text:p>
        </text:list-item>
        <text:list-item>
          <text:p text:style-name="P41"><text:span text:style-name="T15">NO se permite ninguna ciudad excepto la primera y la ultima.</text:span></text:p>
        </text:list-item>
      </text:list>
      <text:p text:style-name="P18"/>
      <text:p text:style-name="P18">Cualquier lista de ciudades que cumplan las 3 premisas anteriores es una posible solución, sin embargo se sabe que no todas las soluciones son iguales. De hecho se busca la menor ruta con menor distancia, es necesaria una función de evaluación que informe de la calidad <text:span text:style-name="T16">de la solución, para poder compararla con otras soluciones. Para TCP se utilizara la suma de las distancias de cada una de las ciudades por las que se va pasando. Por ejemplo, estas son las posibles soluciones y el valor obtenido por la función de evaluación.</text:span></text:p>
      <text:list text:style-name="L4">
        <text:list-item>
          <text:p text:style-name="P42">A – B – E – D – C – A (Función de Evaluación: 169).</text:p>
        </text:list-item>
        <text:list-item>
          <text:p text:style-name="P42">A – E – D – C – B – A (Función de Evaluación: 108).</text:p>
        </text:list-item>
        <text:list-item>
          <text:p text:style-name="P42">A – C – D – E – B – A (Función de Evaluación: 169). </text:p>
        </text:list-item>
      </text:list>
      <text:p text:style-name="P18"/>
      <text:p text:style-name="P18">1.<text:tab/>Se tiene que generar todas las posibles soluciones.</text:p>
      <text:p text:style-name="P18">2.<text:tab/>Comparar cada solución con el resto de las soluciones.</text:p>
      <text:p text:style-name="P18">3.<text:tab/>Quedarse con la solución más optima.</text:p>
      <text:p text:style-name="P18"/>
      <text:p text:style-name="P18">Analicemos con detalle el primer paso. ¿Cómo generamos todas las posibles soluciones?, ¿Cuántas soluciones hay?</text:p>
      <text:p text:style-name="P18">Una forma de generar las posibles soluciones es partor de una lista de ciudades cualquiera e ir permutandolas entre ellas. Cada permutación será una posible solución al problema. Vamos a suponer que la lista de ciudades es la siguiente:</text:p>
      <text:p text:style-name="P18"/>
      <text:list text:style-name="L10">
        <text:list-header>
          <text:p text:style-name="P59"><text:span text:style-name="T7">A – B – E – D – C – A (Función de Evaluación: 169).</text:span></text:p>
          <text:p text:style-name="P59"><text:span text:style-name="T8"/></text:p>
        </text:list-header>
      </text:list>
      <text:p text:style-name="P33"><text:span text:style-name="T7">Si hacemos el cambio entre la iudades B y E obtenemos:</text:span></text:p>
      <text:p text:style-name="P33"><text:span text:style-name="T7"/></text:p>
      <text:p text:style-name="P60"><text:span text:style-name="T7">A – E – B – D – C – A (Función de Evaluación: 150).</text:span></text:p>
      <text:p text:style-name="P60"><text:span text:style-name="T7"/></text:p>
      <text:p text:style-name="P33"><text:span text:style-name="T7">Si efectuaramos el cambio de E y D sobre la primera ruta, obtenemos</text:span></text:p>
      <text:p text:style-name="P33"><text:span text:style-name="T7"/></text:p>
      <text:p text:style-name="P60"><text:span text:style-name="T7">A – D – E – B – C – A (Función de Evaluación: 207).</text:span></text:p>
      <text:p text:style-name="P18"/>
      <text:p text:style-name="P18">Y asi sucesivamente hasta obtener todas las combinaciones posibles. ¿Pero cuántas hay? Si tenemos en cuenta N ciudades, tenremos N! combinaciones posibles. N! (Es leido N factorial) es igual a:</text:p>
      <text:p text:style-name="P55">N! <text:span text:style-name="T17">= </text:span>n *(n – 1) * (n – 2) * . . . * 1</text:p>
      <text:p text:style-name="P46"/>
      <text:p text:style-name="P51"><text:soft-page-break/>A cada posible solución la llamaremos <text:span text:style-name="T12">estado, </text:span>y al conjunto de todas las posibles soluciones lo denominaremos espacio de estados. En nuestro conjunto de ejemplo con cinco ciudades se obtienen 120 posibles soluciones o estados. Un ejemplo manejable por cualquier computadora.</text:p>
      <text:p text:style-name="P51"/>
      <text:p text:style-name="P51">5! = 5 * 4 * 3 * 2 * 1 = 120</text:p>
      <text:p text:style-name="P51"/>
      <text:list text:style-name="L1">
        <text:list-item>
          <text:p text:style-name="P23"><text:span text:style-name="T4">Con 7 ciudades se te</text:span><text:span text:style-name="T5">ndria, 5,040 posibles soluciones.</text:span></text:p>
        </text:list-item>
        <text:list-item>
          <text:p text:style-name="P35">Con 7 ciudades se tendrían 5040 soluciones.</text:p>
        </text:list-item>
        <text:list-item>
          <text:p text:style-name="P35">Con 10 ciudades se tendrían 3682,800 posibles soluciones.</text:p>
        </text:list-item>
        <text:list-item>
          <text:p text:style-name="P35">Con 20 ciudades se tendría 2,432, 902,008,176,640,000 posibles </text:p>
        </text:list-item>
      </text:list>
      <text:p text:style-name="P52"><text:span text:style-name="T19"/></text:p>
      <text:p text:style-name="P47"><text:span text:style-name="T20">P</text:span><text:span text:style-name="T18">ara hacernos una idea, si cada pemutación </text:span><text:span text:style-name="T23">le ocupara a la computadora 1 microsegundo, con 20 ciudades se necesitarian 77, 147 años para generar todo el espacio de estados. Como se puede ver en que es muy rapido el crecimiento de estados, según el numero de ciudades.</text:span></text:p>
      <text:p text:style-name="P48"><text:span text:style-name="T18">A este tipo de problemas se les denomina </text:span><text:span text:style-name="T21">intratables</text:span><text:span text:style-name="T18"> y se dice que pertenecen a la clase </text:span><text:span text:style-name="T21">NP</text:span><text:span text:style-name="T18">, que sin entrar en detalles se dirá que son una clase de problemas, cuya complejidad, hacen que no sean resolubles en un tiempo razonable por computadora.</text:span></text:p>
      <text:p text:style-name="P48"><text:span text:style-name="T18">Por lo tanto queda claro que con métodos computacionales clásicos, no es posible resolver este problema. Precisamente se trata de como abordar este tipo de problemas a través de diferentes técnicas que serán tratadas más adelante. Pero las soluciones serán cuasi-optimas o al menos en un tiempo de solución aceptable.</text:span></text:p>
      <text:p text:style-name="P48"><text:span text:style-name="T18"/></text:p>
      <text:p text:style-name="P56"><text:span text:style-name="T18">El PROBLEMA DE LA SATISFICTIBILIDAD BOOLEANA</text:span></text:p>
      <text:p text:style-name="P53"><text:span text:style-name="T18"/></text:p>
      <text:p text:style-name="P48"><text:span text:style-name="T18">Tras ese largo y estrambotico nombre se encuentra otro problema básico. El problema de la satisfactibilidad booleana, o para abreviar SAT(Boolean Satisfactibility Problem) y tiene el honor de ser el primer problema conocido de la clase NP. Aún así fue hace solo 5 décadas, 1971, cuando se demostró que SAT era un problema intratable.</text:span></text:p>
      <text:p text:style-name="P48"><text:span text:style-name="T18"/></text:p>
      <text:p text:style-name="P49"><text:span text:style-name="T18">Antes de enunciar el problema recordemos algunos conceptos básicos de lógica booleana.</text:span></text:p>
      <text:p text:style-name="P49"><text:span text:style-name="T18"/></text:p>
      <text:p text:style-name="P49"><text:span text:style-name="T18">Una variable booleana es aquella que puede tomar dos valores diferentes: Verdadero y Falso. También se pueden representar como 0 y 1, o como V y F.</text:span></text:p>
      <text:p text:style-name="P49"><text:span text:style-name="T18">Sobre estas variables se puede realizar varias operaciones, pero nos centraremos en las 3 principales:</text:span></text:p>
      <text:p text:style-name="P49"><text:span text:style-name="T18">Conjunción, Disyunción y Negación.</text:span></text:p>
      <text:p text:style-name="P49"><text:span text:style-name="T18"/></text:p>
      <text:p text:style-name="P49"><text:span text:style-name="T21">La conjunción,</text:span><text:span text:style-name="T18"> también conocida como operación ADN y representada por el símbolo , es una operación binaria(en el sentido en el que operan dos variables) y que devuelve el valor verdadero, solo cuando ambos operadores son verdaderos. La siguiente tabla llamada </text:span><text:span text:style-name="T21">Tabla de Verdad</text:span><text:span text:style-name="T18">, muestra el resultado de operar con la operación conjuntiva (AND).</text:span></text:p>
      <text:p text:style-name="P49"><text:span text:style-name="T18"/></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68">P</text:p>
          </table:table-cell>
          <table:table-cell table:style-name="Tabla2.A1" office:value-type="string">
            <text:p text:style-name="P68">q</text:p>
          </table:table-cell>
          <table:table-cell table:style-name="Tabla2.A1" office:value-type="string">
            <text:p text:style-name="P68">P <text:span text:style-name="T26">^ </text:span>q</text:p>
          </table:table-cell>
        </table:table-row>
        <table:table-row>
          <table:table-cell table:style-name="Tabla2.A1" office:value-type="string">
            <text:p text:style-name="P63">V</text:p>
          </table:table-cell>
          <table:table-cell table:style-name="Tabla2.A1" office:value-type="string">
            <text:p text:style-name="P63">V</text:p>
          </table:table-cell>
          <table:table-cell table:style-name="Tabla2.A1" office:value-type="string">
            <text:p text:style-name="P63">V</text:p>
          </table:table-cell>
        </table:table-row>
        <table:table-row>
          <table:table-cell table:style-name="Tabla2.A1" office:value-type="string">
            <text:p text:style-name="P63">V</text:p>
          </table:table-cell>
          <table:table-cell table:style-name="Tabla2.A1" office:value-type="string">
            <text:p text:style-name="P63">F</text:p>
          </table:table-cell>
          <table:table-cell table:style-name="Tabla2.A1" office:value-type="string">
            <text:p text:style-name="P63">F</text:p>
          </table:table-cell>
        </table:table-row>
        <table:table-row table:style-name="Tabla2.4">
          <table:table-cell table:style-name="Tabla2.A1" office:value-type="string">
            <text:p text:style-name="P63">F</text:p>
          </table:table-cell>
          <table:table-cell table:style-name="Tabla2.A1" office:value-type="string">
            <text:p text:style-name="P63">V</text:p>
          </table:table-cell>
          <table:table-cell table:style-name="Tabla2.A1" office:value-type="string">
            <text:p text:style-name="P65">F</text:p>
          </table:table-cell>
        </table:table-row>
      </table:table>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63">F</text:p>
          </table:table-cell>
          <table:table-cell table:style-name="Tabla3.A1" office:value-type="string">
            <text:p text:style-name="P63">F</text:p>
          </table:table-cell>
          <table:table-cell table:style-name="Tabla3.A1" office:value-type="string">
            <text:p text:style-name="P63">F</text:p>
          </table:table-cell>
        </table:table-row>
      </table:table>
      <text:p text:style-name="P43"/>
      <text:p text:style-name="P32"><text:soft-page-break/><text:span text:style-name="T22">La disyunción</text:span><text:span text:style-name="T6"> u operador OR se representa por el símbolo y devuelve el valor verdadero si alguno de los operadores es verdadero, según la siguiente tabla. </text:span></text:p>
      <text:p text:style-name="P1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69">P</text:p>
          </table:table-cell>
          <table:table-cell table:style-name="Tabla5.A1" office:value-type="string">
            <text:p text:style-name="P69">q</text:p>
          </table:table-cell>
          <table:table-cell table:style-name="Tabla5.A1" office:value-type="string">
            <text:p text:style-name="P69">P <text:span text:style-name="T26"><text:s/></text:span>q</text:p>
          </table:table-cell>
        </table:table-row>
        <table:table-row>
          <table:table-cell table:style-name="Tabla5.A1" office:value-type="string">
            <text:p text:style-name="P64">V</text:p>
          </table:table-cell>
          <table:table-cell table:style-name="Tabla5.A1" office:value-type="string">
            <text:p text:style-name="P64">V</text:p>
          </table:table-cell>
          <table:table-cell table:style-name="Tabla5.A1" office:value-type="string">
            <text:p text:style-name="P64">V</text:p>
          </table:table-cell>
        </table:table-row>
        <table:table-row>
          <table:table-cell table:style-name="Tabla5.A1" office:value-type="string">
            <text:p text:style-name="P64">V</text:p>
          </table:table-cell>
          <table:table-cell table:style-name="Tabla5.A1" office:value-type="string">
            <text:p text:style-name="P64">F</text:p>
          </table:table-cell>
          <table:table-cell table:style-name="Tabla5.A1" office:value-type="string">
            <text:p text:style-name="P66">V</text:p>
          </table:table-cell>
        </table:table-row>
      </table:table>
      <table:table table:name="Tabla6" table:style-name="Tabla6">
        <table:table-column table:style-name="Tabla6.A"/>
        <table:table-column table:style-name="Tabla6.B"/>
        <table:table-column table:style-name="Tabla6.C"/>
        <table:table-row>
          <table:table-cell table:style-name="Tabla6.A1" office:value-type="string">
            <text:p text:style-name="P66">F</text:p>
          </table:table-cell>
          <table:table-cell table:style-name="Tabla6.A1" office:value-type="string">
            <text:p text:style-name="P66">V</text:p>
          </table:table-cell>
          <table:table-cell table:style-name="Tabla6.A1" office:value-type="string">
            <text:p text:style-name="P66">V</text:p>
          </table:table-cell>
        </table:table-row>
      </table:table>
      <table:table table:name="Tabla7" table:style-name="Tabla7">
        <table:table-column table:style-name="Tabla7.A"/>
        <table:table-column table:style-name="Tabla7.B"/>
        <table:table-column table:style-name="Tabla7.C"/>
        <table:table-row>
          <table:table-cell table:style-name="Tabla7.A1" office:value-type="string">
            <text:p text:style-name="P66">F</text:p>
          </table:table-cell>
          <table:table-cell table:style-name="Tabla7.A1" office:value-type="string">
            <text:p text:style-name="P66">F</text:p>
          </table:table-cell>
          <table:table-cell table:style-name="Tabla7.A1" office:value-type="string">
            <text:p text:style-name="P66">F</text:p>
          </table:table-cell>
        </table:table-row>
      </table:table>
      <text:p text:style-name="P44"/>
      <text:p text:style-name="P50">Por ultimo, <text:span text:style-name="T12">el operador unario </text:span>(opera sobre una sola variable) de negación u operador NOT se representa por el símbolo delante de la variable. Su tabla de verdad se muestra en la siguiente.</text:p>
      <table:table table:name="Tabla4" table:style-name="Tabla4">
        <table:table-column table:style-name="Tabla4.A"/>
        <table:table-column table:style-name="Tabla4.B"/>
        <table:table-row>
          <table:table-cell table:style-name="Tabla4.A1" office:value-type="string">
            <text:p text:style-name="P67">P</text:p>
          </table:table-cell>
          <table:table-cell table:style-name="Tabla4.A1" office:value-type="string">
            <text:p text:style-name="P67"><text:span text:style-name="T25">¬</text:span>P</text:p>
          </table:table-cell>
        </table:table-row>
        <table:table-row>
          <table:table-cell table:style-name="Tabla4.A1" office:value-type="string">
            <text:p text:style-name="P65">F</text:p>
          </table:table-cell>
          <table:table-cell table:style-name="Tabla4.A1" office:value-type="string">
            <text:p text:style-name="P65">V</text:p>
          </table:table-cell>
        </table:table-row>
        <table:table-row table:style-name="Tabla4.3">
          <table:table-cell table:style-name="Tabla4.A1" office:value-type="string">
            <text:p text:style-name="P65">V</text:p>
          </table:table-cell>
          <table:table-cell table:style-name="Tabla4.A1" office:value-type="string">
            <text:p text:style-name="P65">F</text:p>
          </table:table-cell>
        </table:table-row>
      </table:table>
      <text:p text:style-name="P50"/>
      <text:p text:style-name="P25">Podemos construir funciones booleanas cuyo resultado depende de las variables que la componen. Por ejemplo, se la función:</text:p>
      <text:p text:style-name="P25"/>
      <text:p text:style-name="P61">∫ (x1,x2,x3)= (x2x1)¬x3</text:p>
      <text:p text:style-name="P25"/>
      <text:p text:style-name="P25">Si representamos el valor verdadero como T y falso como F, las siguiente asignaciones de variables darían como resultado los siguientes valores.</text:p>
      <text:p text:style-name="P25"/>
      <text:p text:style-name="P25">∫<text:span text:style-name="T27">▒</text:span>〖(F,V,V)=〗 <text:s/>(VF)¬V=F</text:p>
      <text:p text:style-name="P25">∫<text:span text:style-name="T27">▒</text:span>〖(F,V,F)=〗 <text:s/>(VF)¬F=</text:p>
      <text:p text:style-name="P25">∫<text:span text:style-name="T27">▒</text:span>〖(V,V,V)=〗 <text:s/>(VV)¬V=V</text:p>
      <text:p text:style-name="P25"/>
      <text:p text:style-name="P25">Las funciones booleanas suelen expresarse de forma normalizada para que sea más facil operar con ellas. Las dos formas habituales son la Forma Normal Conjuntiva(FNC) y la forma normal disyuntiva(FND). La FNC se expresa como agrupaciones de disyunciones, llamadas Cláusulas, unidas por conjunciones de la siguinete manera.</text:p>
      <text:p text:style-name="P25"/>
      <text:p text:style-name="P25">(x2x4)(x3x1)(x2 ¬ x1)</text:p>
      <text:p text:style-name="P25"/>
      <text:p text:style-name="P25">En cambio, la FND tiene el siguiente aspecto</text:p>
      <text:p text:style-name="P25"/>
      <text:p text:style-name="P25">(x2x4)(x3x1)(x2 ¬ x1)</text:p>
      <text:p text:style-name="P25"/>
      <text:p text:style-name="P25">Ambas formas son igualmente validas, pero se usará preferentemente la FNC en mi clase.</text:p>
      <text:p text:style-name="P25"/>
      <text:p text:style-name="P25">Una cláusula puede tener un número cualquiera de variables, y asu vez, una función booleana en FNC o FND, puede tener varias cláusulas como sea necesario.</text:p>
      <text:p text:style-name="P25"/>
      <text:p text:style-name="P25">Finalizando este breve recordatorio de logica booleana, estamos listos para enunciar el problema SAT.</text:p>
      <text:p text:style-name="P25"/>
      <text:p text:style-name="P25">Siendo f una función booleana en FNC con N variables, se quiere saber si exite una asignación por las variables, tal qu haga verdadera a la función f. Por ejemplo, se considera la siguinete función.</text:p>
      <text:p text:style-name="P25"/>
      <text:p text:style-name="P25"><text:soft-page-break/>∫ (x1,x2,x3,x4)= (x2x4)(x2¬x1)</text:p>
      <text:p text:style-name="P25"/>
      <text:p text:style-name="P25">¿Existe una asignación para las variables x1,x2,x3,x4, que haga verdadesra la f? En este ejemplo es posible encontrar una asignación de variables sin tener que pensar demasiado.</text:p>
      <text:p text:style-name="P25"/>
      <text:p text:style-name="P25">Por ejemplo, la asignación x1 = f, x2 = V, x3 = V, x4 = F satisface las restricciones de problema.</text:p>
      <text:p text:style-name="P25"/>
      <text:p text:style-name="P25">Ahora si se quiere resolver el problema SAT con una función de tres variables por cláusula (problema conocido como 3-SAT) y 100 variables booleanas, la cosa cambia y se complica un poco. Se plantea un modelo, un objetivo y una función de evaluación.</text:p>
      <text:p text:style-name="P25"/>
      <text:p text:style-name="P25">En este caso el modelo es bastante directo. Se pueden representar las asignaciones de variables como cadena de valores 0 y 1. Por ejemplo x1 = F, x2 = V, x3 = V, x4 = F estaria representado por la cadena de 0110. Si se tiene 100 variables se tendría una cadena de 100 digitos binarios.</text:p>
      <text:p text:style-name="P25"/>
      <text:p text:style-name="P25">Una cadena cualquiera de N digitos binarios es candidata a ser una solución y, por lo tanto, se tendra que ir evaluandolas con una función de evaluación. Para 100 variables, el espacio de estados (número de posibles soluciones) <text:s/>es de 2100, es decir un numérp astronómicamente alto. Nuevamente se encuentra un problema intratable de clase NP.</text:p>
      <text:p text:style-name="P25"/>
      <text:p text:style-name="P25">Ademas, encontrar una función de evaluación que permita comparar soluciones, tampo es facil. Si se evalua la función, devolverá un verdadero o falso, pero no se tiene la información de cuantas variables son correctas y cuantas no (si se supiera, entonces significaría que se conoce la solución). Si se compara dos cadenas diferentes que de vuelvan el valor False, ¿Cómo se sabrá cúal fue el mejor?.</text:p>
      <text:p text:style-name="P25"/>
      <text:p text:style-name="P45">Al ser una función en FNC, se sabe, que la evaluación no puede ser verdadera. Por lo tanto, una función de evaluación, que daria una medida de la calidad de una asignación es aquella que devuelve el número de cláusulas que son verdaderas.</text:p>
      <text:p text:style-name="P45"/>
      <text:p text:style-name="P57">EL PROBLEMA DE LA PROGRAMACIÓN LINEAL ENTERA</text:p>
      <text:p text:style-name="P26">El problema de la programación lineal ntera (PLE) consiste en la opimización de una función en la que intervienen variables enteras y, ademas, hay unas restricciones impuestas. Por ejemplo, sea la función:</text:p>
      <text:p text:style-name="P26"/>
      <text:p text:style-name="P62">∫ (x1,x2)= (21x1)+11x2</text:p>
      <text:p text:style-name="P26"/>
      <text:p text:style-name="P26">Donde x1 y x2 son dos variables enteras, y sean tambien las siguiente restricciones:</text:p>
      <text:p text:style-name="P26"/>
      <text:list text:style-name="L13">
        <text:list-item>
          <text:p text:style-name="P34">7x1 + 4x2 ≤ 13</text:p>
        </text:list-item>
        <text:list-item>
          <text:p text:style-name="P34">X1 ≥ 0</text:p>
        </text:list-item>
        <text:list-item>
          <text:p text:style-name="P34">X2 ≥ 0</text:p>
        </text:list-item>
      </text:list>
      <text:p text:style-name="P26"/>
      <text:p text:style-name="P26">Es decir, se busca una asignación de valores enteros para las dos variables que máximice (o minimice) el valor de la función f y que a su vez se cumplan las restricciones impuestas de ser mayores que cero y que la suma de 7x1 y 4x2 sea menor que 13.</text:p>
      <text:p text:style-name="P26">La programación lineal entera es un caso particular de la programación lineal (PL), en la que se exige que todas o algunas variables sean enteras. En el caso de PL las variables son reales. Pese a lo que puede parecer a primera vista, la PLE es un problema más complejo de resolver que la PL.</text:p>
      <text:p text:style-name="P26">Para hacerse una idea de la utilidad que se tiene para resolver este tipo de problemas, se plantea un ejemplo mucho más elaborado.</text:p>
      <text:p text:style-name="P26"><text:soft-page-break/>Una empresa fabrica 2 tipos de prendas de vestir: camisetas y pantalones. El tiempo necesario para fabricar un pantalon es de 3 horas y se necesitan 4 metros de tela. En el caso de la camiseta se tardan 2 horas y son necesarios 3 metros de tela. Tambien se sabe que la tela esta disponible para dentro de una semana y es de 160 metros y con los empleados que hay contratados se pueden invertir 150 Hrs./Semana de trabajo. El dueño de la empresa solicita que a partir del costo de producción y del precio de venta de las prendas, se estime cuantas camisetas y cuantos pantalones tiene que fabricar para obtener el maximo de ganancias.</text:p>
      <text:p text:style-name="P26"/>
      <text:p text:style-name="P26"><text:tab/>Pantalones<text:tab/>Camisetas</text:p>
      <text:p text:style-name="P26"/>
      <text:p text:style-name="P26">Horas de producción por prenda<text:tab/>3<text:tab/>2</text:p>
      <text:p text:style-name="P26"/>
      <text:p text:style-name="P26">Metros por prenda<text:tab/>4<text:tab/>3</text:p>
      <text:p text:style-name="P26"/>
      <text:p text:style-name="P26">Costo de producción<text:tab/>6<text:tab/>4</text:p>
      <text:p text:style-name="P26"/>
      <text:p text:style-name="P26">Precio Venta<text:tab/>12<text:tab/>8</text:p>
      <text:p text:style-name="P26"/>
      <text:p text:style-name="P26">Comencemos buscando un modelo que represente el problema. Para ello, se utilizarán dos variabes. Se llamarán x1 al número de pantalones y x2 al número de camisetas. Lo que se busca es el máximo beneficio con los recursos de los que se dispone, asi que se define en primera instancia el beneficio según la siguiente ecuación.</text:p>
      <text:p text:style-name="P26"/>
      <text:p text:style-name="P26">Beneficio = (precio de venta – costo de producción) * unidades vendidas</text:p>
      <text:p text:style-name="P26"/>
      <text:p text:style-name="P26">Como el beneficio total será la suma de los beneficios de ambas prendas, llegamos a la siguiente ecuación que representa la función de beneficio para este caso en concreto.</text:p>
      <text:p text:style-name="P26"/>
      <text:p text:style-name="P26">∫▒〖(x_(1,) x_2 〗)=(12-6) x_1+(8-4)x_2</text:p>
      <text:p text:style-name="P26"/>
      <text:p text:style-name="P26">Por otro lado, se debe imponer una serie de restricciones. La primerahy más obvia es que ambas variables han de ser mayores o iguales a 0. No se puede fabricar un número negativo de prendas.</text:p>
      <text:p text:style-name="P26"/>
      <text:p text:style-name="P26">X_1≥0</text:p>
      <text:p text:style-name="P26"/>
      <text:p text:style-name="P26">X_2≥0</text:p>
      <text:p text:style-name="P26">Tambien se sabe que se dispone de una capacidad de trabajo semanal de 150 horas. Como fabricar un pantalón se invierten 3 horas y 2 en una camiseta, se impone la siguiente restricción al problema.</text:p>
      <text:p text:style-name="P26"/>
      <text:p text:style-name="P26">3x_1+ 2x_(2 )≤150</text:p>
      <text:p text:style-name="P26"/>
      <text:p text:style-name="P26">Lo mismo sucede con la cantidad de metros de tela disponible semanalmente, que es de 160 metros. Como un pantalón necesita 4 metros de tela y una camiseta 3 metros, impondrá la siguinete restricción</text:p>
      <text:p text:style-name="P26"/>
      <text:p text:style-name="P26">4x1 + 3x2 <text:s/>≤ 160</text:p>
      <text:p text:style-name="P26"/>
      <text:p text:style-name="P26">En resumen, el modélo para el problema de PLE es:</text:p>
      <text:p text:style-name="P26"/>
      <text:p text:style-name="P26">∫(x1,x2) = (12 – 6)x1 + (8 – 4)x2</text:p>
      <text:p text:style-name="P26"><text:soft-page-break/></text:p>
      <text:p text:style-name="P26">Restricciones:</text:p>
      <text:p text:style-name="P26"/>
      <text:p text:style-name="P26">3x1 + 2x2 <text:s/>≤ 150</text:p>
      <text:p text:style-name="P26">4x1 + 3x2 <text:s/>≤ 160</text:p>
      <text:p text:style-name="P26">X1 ≥ 0</text:p>
      <text:p text:style-name="P26">X2 ≥ 0</text:p>
      <text:p text:style-name="P26"/>
      <text:p text:style-name="P26">El objetivo es encontrar una asignación de valores para las variables x1 y x2 que, cumpliendo con las restricciones impuestas, hagan que la función f tome el máximo valor posible.</text:p>
      <text:p text:style-name="P26">Es posible comprobar facilmente que la variable x1 esta entre 0 y 50 mientras que x2 lo esta entre 0 y 75. Por lo tanto, el espacio de estados constará de 50 * 75 = 3,750 posibilidades, no es un número muy elevado. Es perfectamente tratable por u ordenador. Sin embargo, en este problema solo entran en juego dos variables y su rango de valores posibles es muy limitado. Puede demostrarse que para un mayor número de variables y rango de valores el problema es intratable.</text:p>
      <text:p text:style-name="P26">La función de evaluación para el problema es muy evidente. Se puede usar la misma función que máximiza y compara las diferentes asignaciones de variables. A mayor valor de la función de evaluación, mejor será la calidad de los valores de las variables.</text:p>
      <text:p text:style-name="P26">Un problema relacionado con la PLE es el de la programación no lineal (PNL) en el que la función o alguna de las restricciones es una función no lineal y las variables toman valores reales.</text:p>
      <text:p text:style-name="P26"/>
      <text:p text:style-name="P54">Otros Problemas:</text:p>
      <text:p text:style-name="P26">Los problemas propuestos hasta ahora no han sido escogidos al azar. Son problemas bien conociodos y estudiados, ya que son problemas canónicos; es decir, cada uno de estos problemas representan y se resuelven de la misma manera que una multitud de problemas diferentes. En definitiva, son un modelo que permite atacar la resolución de problemas similares. Por ejemplo, el TSP, es la base de un problema con mucha mayor aplicación práctica: el problema de las rutas de vehiculos o Vehicle Routing Problem (VRP). Las distribuciones de mercancias o las empresas de reparto, tratan siempre de optimizar la rutas de reparto, ya que ello trae consigo un gran beneficio económico por el ahoro en recursos: Tiempo, combustible, vehiculos y personal. El problema consiste en, dado un número arbitrario de clientes a los que hay que servir mercancias, calcular las rutas, que minimicen el número de vehiculos necesarios y el número de kilometros necesarios por cada vehiculo. Al resolver el problema de las rutas de vehiculos, hay que tener presente, que la rutas pueden tener asociadas restricciones como:</text:p>
      <text:p text:style-name="P26"/>
      <text:list text:style-name="L5">
        <text:list-item>
          <text:p text:style-name="P27">Carga máxima de vehiculos: dependiendo de la volumetría y peso de los pedidos de cada cliente, cada vehiculo podra antender a más o menos número de clienes en un viaje.</text:p>
        </text:list-item>
        <text:list-item>
          <text:p text:style-name="P27">Horario de los clientes: Las rutas tienen que diseñarse de a cuerdo a los horarios de cada uno de los clientes, considerando su zona horaria. De nada sirve que la ruta sea óptima si el trasportista, que suele cobrar por horas, tiene que esperar una hora a que el cliente habra su comercio, para poder entregar la mercancia.</text:p>
        </text:list-item>
        <text:list-item>
          <text:p text:style-name="P27">Horario del trasportista: los transportistas pueden tener limitaciones legales en cuanto a la distancia recorrida o tiempo de trabajo que puedan realizar sin descanzar.</text:p>
        </text:list-item>
        <text:list-item>
          <text:p text:style-name="P27">Preferencia: Algunos clientes pueden ser más importantes que otros y por lo tanto es posible que nos interese servirles antes que a los demas.</text:p>
        </text:list-item>
        <text:list-item>
          <text:p text:style-name="P27">No. De almacenes: No es lo mismo tener un solo almacen, que varios. Si hay varios almacenes, serviran a cada cliente en concreto siguiendo criterios de cercania o de existencias de stock en cada almacen.</text:p>
        </text:list-item>
        <text:list-item>
          <text:p text:style-name="P27"><text:soft-page-break/>Recarga: Otra condicionante es si los vehiculos cargan mercancia para seguir haciendo entregas. En este caso hay que decidir que los clientes se entreguen en la primera carga y cuales en la segunda y así, sucesivamente.</text:p>
        </text:list-item>
      </text:list>
      <text:p text:style-name="P26"/>
      <text:p text:style-name="P26">Evidentemente, si se puede prescindir de un vehiculo, la empresa se ahorra un trasportista y a menor número de kilometros, mayor ahorro de combustible.</text:p>
      <text:p text:style-name="P26">A lo largo del semestre se estudiará tecnicas que permitan enfrentar problemas con alto grado de complejidad y conseguir soluciones aproximadas y suficientemente aceptables.</text:p>
      <text:p text:style-name="P26">Pero la IA trata de resolver muchos problemas con alto grado de complejidad y de muy distinto tipo. <text:span text:style-name="T12">Estos son algunos de los campos donde se aplican técnicas de IA con un F1 Score y Accuracy, bastante prometedor.</text:span></text:p>
      <text:p text:style-name="P54"/>
      <text:list text:style-name="L6">
        <text:list-item>
          <text:p text:style-name="P28"><text:span text:style-name="T12">Mineria de Datos.</text:span></text:p>
        </text:list-item>
      </text:list>
      <text:list text:style-name="L7">
        <text:list-item>
          <text:p text:style-name="P29">Procesamineto de lenguaje natural.</text:p>
        </text:list-item>
        <text:list-item>
          <text:p text:style-name="P29">Procesamiento de Imágenes.</text:p>
        </text:list-item>
        <text:list-item>
          <text:p text:style-name="P29">Visisón Artificial.</text:p>
        </text:list-item>
        <text:list-item>
          <text:p text:style-name="P29">Diagnostico Médico.</text:p>
        </text:list-item>
        <text:list-item>
          <text:p text:style-name="P29">Robótica.</text:p>
        </text:list-item>
        <text:list-item>
          <text:p text:style-name="P29">Entornos insdustriales.</text:p>
        </text:list-item>
        <text:list-item>
          <text:p text:style-name="P29">Planificación y Control.</text:p>
        </text:list-item>
        <text:list-item>
          <text:p text:style-name="P29">Video Juegos.</text:p>
        </text:list-item>
        <text:list-item>
          <text:p text:style-name="P29">Seguridad.</text:p>
        </text:list-item>
        <text:list-item>
          <text:p text:style-name="P29">Predicciones Financieras.</text:p>
        </text:list-item>
        <text:list-item>
          <text:p text:style-name="P29">Predicción de Catastrofes.</text:p>
        </text:list-item>
        <text:list-item>
          <text:p text:style-name="P29">Marketing Especializado.</text:p>
        </text:list-item>
      </text:list>
      <text:p text:style-name="P26"/>
      <text:p text:style-name="P26">Encontrar unas solución al problema que consistirá en hacer una busqueda en el árbol de estados o en un grafo para encontrar un nodo que contenga un estado objetivo. En general, el recorrido de un árbol (o grafo) se compone de los siguiente pasos:</text:p>
      <text:list text:style-name="L8">
        <text:list-item>
          <text:p text:style-name="P30">Seleccionar el nodo raíz y se almacena en una lista que contendrá aquellos nodos que esten pendientes de visitar. A esta lista se llamará frontera (tambien se conoce como Lista Abierta).</text:p>
        </text:list-item>
        <text:list-item>
          <text:p text:style-name="P30">Se toma un nodo de la lista frontera y se compreba si es un nodo objetivo. Silo es, entonces ha terminado.</text:p>
        </text:list-item>
        <text:list-item>
          <text:p text:style-name="P30"><text:span text:style-name="T28">S</text:span>e genreran todos los hijos del nodo seleccionado en el paso 2, aplicando los operadores que se han definido. A esto se le conoce como expandir nodo. Se añade los nuevos nodos hijo a la lista de nodos frontera.</text:p>
        </text:list-item>
        <text:list-item>
          <text:p text:style-name="P30">Volver al paso 2 hasta que la lista de nodos frontera este vacía.</text:p>
        </text:list-item>
      </text:list>
      <text:p text:style-name="P26"/>
      <text:p text:style-name="P26">Si en lugar de un árbol se está trbajando con un grafo, el proceso cambia ligeramente.</text:p>
      <text:list text:style-name="L9">
        <text:list-item>
          <text:p text:style-name="P31">Seleccionar el nodo raíz y se almacena en la lista de nodos frontera.</text:p>
        </text:list-item>
        <text:list-item>
          <text:p text:style-name="P31">Se toma un nodo de la lista de nodos frontera y comprueba si es un nodo objetivo. Si lo es, se ha terminado. Ademas, se almacena el nodo en una lista llamada visitados, que contiene todos los nodos visitados hasta el momento.</text:p>
        </text:list-item>
        <text:list-item>
          <text:p text:style-name="P31">Se genera todos los nodos hijos del nodo seleccionado en el paso 2, aplicando los operadores que se han definido. Para cada hijo se comprueba que no este en la lista de nodos visitados, y si no esta, se añade a la lista de nodos frontera.</text:p>
        </text:list-item>
        <text:list-item>
          <text:p text:style-name="P31">Volver al paso 2, hasta que la lista de nodos frontera este vacía.</text:p>
        </text:list-item>
      </text:list>
      <text:p text:style-name="P39"/>
      <text:p text:style-name="P16"/>
      <text:p text:style-name="P2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08:23:03.974521056</meta:creation-date>
    <dc:date>2025-02-19T08:51:34.117601502</dc:date>
    <meta:editing-duration>PT5H53M56S</meta:editing-duration>
    <meta:editing-cycles>14</meta:editing-cycles>
    <meta:generator>LibreOffice/24.2.6.2$Linux_X86_64 LibreOffice_project/420$Build-2</meta:generator>
    <meta:document-statistic meta:table-count="7" meta:image-count="0" meta:object-count="0" meta:page-count="11" meta:paragraph-count="242" meta:word-count="4360" meta:character-count="24820" meta:non-whitespace-character-count="20696"/>
  </office:meta>
</office:document-meta>
</file>